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3.462cm" table:align="left"/>
    </style:style>
    <style:style style:name="Tabella1.A" style:family="table-column">
      <style:table-column-properties style:column-width="1.154cm"/>
    </style:style>
    <style:style style:name="Tabella1.B" style:family="table-column">
      <style:table-column-properties style:column-width="3.276cm"/>
    </style:style>
    <style:style style:name="Tabella1.C" style:family="table-column">
      <style:table-column-properties style:column-width="9.033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Title">
      <style:text-properties fo:font-size="20pt" style:font-size-asian="20pt" style:font-size-complex="20pt"/>
    </style:style>
    <style:style style:name="P2" style:family="paragraph" style:parent-style-name="Horizontal_20_Line">
      <style:paragraph-properties fo:margin-top="0cm" fo:margin-bottom="0.247cm" style:contextual-spacing="false" fo:line-height="115%"/>
    </style:style>
    <style:style style:name="P3" style:family="paragraph" style:parent-style-name="Heading_20_3">
      <style:paragraph-properties fo:margin-top="0cm" fo:margin-bottom="0.247cm" style:contextual-spacing="false" fo:line-height="115%"/>
    </style:style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1"/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3">
      <style:text-properties officeooo:paragraph-rsid="000c0f14"/>
    </style:style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  <style:text-properties officeooo:paragraph-rsid="000c0f14"/>
    </style:style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0"/>
    <style:style style:name="P22" style:family="paragraph" style:parent-style-name="Heading_20_2">
      <style:paragraph-properties fo:break-before="page"/>
    </style:style>
    <style:style style:name="P23" style:family="paragraph" style:parent-style-name="Text_20_body" style:list-style-name="L11">
      <style:paragraph-properties fo:margin-top="0cm" fo:margin-bottom="0cm" style:contextual-spacing="false"/>
    </style:style>
    <style:style style:name="P24" style:family="paragraph" style:parent-style-name="Text_20_body" style:list-style-name="L11"/>
    <style:style style:name="P25" style:family="paragraph" style:parent-style-name="Text_20_body" style:list-style-name="L12">
      <style:paragraph-properties fo:margin-top="0cm" fo:margin-bottom="0cm" style:contextual-spacing="false"/>
    </style:style>
    <style:style style:name="P26" style:family="paragraph" style:parent-style-name="Text_20_body" style:list-style-name="L12"/>
    <style:style style:name="P27" style:family="paragraph" style:parent-style-name="Text_20_body">
      <style:paragraph-properties fo:break-before="page"/>
    </style:style>
    <style:style style:name="P28" style:family="paragraph" style:parent-style-name="Text_20_body" style:list-style-name="L13"/>
    <style:style style:name="P29" style:family="paragraph" style:parent-style-name="Text_20_body" style:list-style-name="L13">
      <style:paragraph-properties fo:margin-top="0cm" fo:margin-bottom="0cm" style:contextual-spacing="false"/>
    </style:style>
    <style:style style:name="P30" style:family="paragraph" style:parent-style-name="Text_20_body" style:list-style-name="L14"/>
    <style:style style:name="P31" style:family="paragraph" style:parent-style-name="Text_20_body" style:list-style-name="L15"/>
    <style:style style:name="P32" style:family="paragraph" style:parent-style-name="Text_20_body" style:list-style-name="L16">
      <style:paragraph-properties fo:margin-top="0cm" fo:margin-bottom="0cm" style:contextual-spacing="false"/>
    </style:style>
    <style:style style:name="P33" style:family="paragraph" style:parent-style-name="Text_20_body" style:list-style-name="L16"/>
    <style:style style:name="P34" style:family="paragraph" style:parent-style-name="Text_20_body" style:list-style-name="L17">
      <style:paragraph-properties fo:margin-top="0cm" fo:margin-bottom="0cm" style:contextual-spacing="false"/>
    </style:style>
    <style:style style:name="P35" style:family="paragraph" style:parent-style-name="Text_20_body" style:list-style-name="L17"/>
    <style:style style:name="P36" style:family="paragraph" style:parent-style-name="Text_20_body" style:list-style-name="L18">
      <style:paragraph-properties fo:margin-top="0cm" fo:margin-bottom="0cm" style:contextual-spacing="false"/>
    </style:style>
    <style:style style:name="P37" style:family="paragraph" style:parent-style-name="Text_20_body" style:list-style-name="L18"/>
    <style:style style:name="P38" style:family="paragraph" style:parent-style-name="Text_20_body" style:list-style-name="L19"/>
    <style:style style:name="P39" style:family="paragraph" style:parent-style-name="Text_20_body" style:list-style-name="L20"/>
    <style:style style:name="P40" style:family="paragraph" style:parent-style-name="Text_20_body" style:list-style-name="L21"/>
    <style:style style:name="P41" style:family="paragraph" style:parent-style-name="Text_20_body" style:list-style-name="L22">
      <style:paragraph-properties fo:margin-top="0cm" fo:margin-bottom="0cm" style:contextual-spacing="false"/>
    </style:style>
    <style:style style:name="P42" style:family="paragraph" style:parent-style-name="Text_20_body" style:list-style-name="L22"/>
    <style:style style:name="P43" style:family="paragraph" style:parent-style-name="Text_20_body" style:list-style-name="L23"/>
    <style:style style:name="P44" style:family="paragraph" style:parent-style-name="Text_20_body" style:list-style-name="L24">
      <style:paragraph-properties fo:margin-top="0cm" fo:margin-bottom="0cm" style:contextual-spacing="false"/>
    </style:style>
    <style:style style:name="P45" style:family="paragraph" style:parent-style-name="Text_20_body" style:list-style-name="L24"/>
    <style:style style:name="P46" style:family="paragraph" style:parent-style-name="Text_20_body" style:list-style-name="L25"/>
    <style:style style:name="P47" style:family="paragraph" style:parent-style-name="Text_20_body" style:list-style-name="L26">
      <style:paragraph-properties fo:margin-top="0cm" fo:margin-bottom="0cm" style:contextual-spacing="false"/>
    </style:style>
    <style:style style:name="P48" style:family="paragraph" style:parent-style-name="Text_20_body" style:list-style-name="L26"/>
    <style:style style:name="P49" style:family="paragraph" style:parent-style-name="Text_20_body" style:list-style-name="L27"/>
    <style:style style:name="P50" style:family="paragraph" style:parent-style-name="Text_20_body" style:list-style-name="L27">
      <style:paragraph-properties fo:margin-top="0cm" fo:margin-bottom="0cm" style:contextual-spacing="false"/>
    </style:style>
    <style:style style:name="P51" style:family="paragraph" style:parent-style-name="Preformatted_20_Text">
      <loext:graphic-properties draw:fill="solid" draw:fill-color="#121212" draw:opacity="100%"/>
      <style:paragraph-properties fo:margin-left="0cm" fo:margin-right="0cm" fo:text-indent="0cm" style:auto-text-indent="false" fo:background-color="#121212"/>
    </style:style>
    <style:style style:name="P52" style:family="paragraph" style:parent-style-name="Preformatted_20_Text">
      <loext:graphic-properties draw:fill="solid" draw:fill-color="#121212" draw:opacity="100%"/>
      <style:paragraph-properties fo:background-color="#121212"/>
    </style:style>
    <style:style style:name="P53" style:family="paragraph" style:parent-style-name="Preformatted_20_Text">
      <loext:graphic-properties draw:fill="solid" draw:fill-color="#121212" draw:opacity="100%"/>
      <style:paragraph-properties fo:margin-top="0cm" fo:margin-bottom="0.499cm" style:contextual-spacing="false" fo:background-color="#121212"/>
    </style:style>
    <style:style style:name="P54" style:family="paragraph" style:parent-style-name="Text_20_body" style:list-style-name="L28"/>
    <style:style style:name="P55" style:family="paragraph" style:parent-style-name="Preformatted_20_Text">
      <loext:graphic-properties draw:fill="solid" draw:fill-color="#121212" draw:opacity="100%"/>
      <style:paragraph-properties fo:margin-left="0cm" fo:margin-right="0cm" fo:margin-top="0cm" fo:margin-bottom="0.499cm" style:contextual-spacing="false" fo:text-indent="0cm" style:auto-text-indent="false" fo:background-color="#121212"/>
    </style:style>
    <style:style style:name="P56" style:family="paragraph" style:parent-style-name="Text_20_body" style:list-style-name="L29"/>
    <style:style style:name="P57" style:family="paragraph" style:parent-style-name="Text_20_body" style:list-style-name="L30">
      <style:paragraph-properties fo:margin-top="0cm" fo:margin-bottom="0cm" style:contextual-spacing="false"/>
    </style:style>
    <style:style style:name="P58" style:family="paragraph" style:parent-style-name="Text_20_body" style:list-style-name="L30"/>
    <style:style style:name="P59" style:family="paragraph" style:parent-style-name="Standard">
      <style:text-properties officeooo:rsid="000c67ce" officeooo:paragraph-rsid="000c67ce"/>
    </style:style>
    <style:style style:name="P60" style:family="paragraph" style:parent-style-name="Standard">
      <style:paragraph-properties fo:break-before="page"/>
      <style:text-properties officeooo:rsid="0009fd3e" officeooo:paragraph-rsid="0009fd3e"/>
    </style:style>
    <style:style style:name="P61" style:family="paragraph" style:parent-style-name="Text_20_body" style:list-style-name="L31">
      <style:paragraph-properties fo:margin-top="0cm" fo:margin-bottom="0cm" style:contextual-spacing="false"/>
      <style:text-properties officeooo:rsid="0009fd3e"/>
    </style:style>
    <style:style style:name="P62" style:family="paragraph" style:parent-style-name="Text_20_body" style:list-style-name="L31">
      <style:text-properties officeooo:rsid="0009fd3e"/>
    </style:style>
    <style:style style:name="P63" style:family="paragraph" style:parent-style-name="Text_20_body">
      <style:text-properties officeooo:rsid="0009fd3e"/>
    </style:style>
    <style:style style:name="P64" style:family="paragraph" style:parent-style-name="Text_20_body" style:list-style-name="L32">
      <style:paragraph-properties fo:margin-top="0cm" fo:margin-bottom="0cm" style:contextual-spacing="false"/>
      <style:text-properties officeooo:rsid="0009fd3e"/>
    </style:style>
    <style:style style:name="P65" style:family="paragraph" style:parent-style-name="Text_20_body" style:list-style-name="L32">
      <style:text-properties officeooo:rsid="0009fd3e"/>
    </style:style>
    <style:style style:name="P66" style:family="paragraph" style:parent-style-name="Horizontal_20_Line">
      <style:text-properties officeooo:rsid="0009fd3e"/>
    </style:style>
    <style:style style:name="P67" style:family="paragraph" style:parent-style-name="Standard">
      <style:text-properties officeooo:rsid="0009fd3e" officeooo:paragraph-rsid="0009fd3e"/>
    </style:style>
    <style:style style:name="P68" style:family="paragraph" style:parent-style-name="Heading_20_2">
      <style:paragraph-properties fo:break-before="page"/>
      <style:text-properties officeooo:rsid="0009fd3e" officeooo:paragraph-rsid="0009fd3e"/>
    </style:style>
    <style:style style:name="P69" style:family="paragraph" style:parent-style-name="Text_20_body" style:list-style-name="L33">
      <style:text-properties officeooo:rsid="0009fd3e"/>
    </style:style>
    <style:style style:name="P70" style:family="paragraph" style:parent-style-name="Heading_20_3">
      <style:text-properties officeooo:rsid="0009fd3e"/>
    </style:style>
    <style:style style:name="P71" style:family="paragraph" style:parent-style-name="Preformatted_20_Text">
      <loext:graphic-properties draw:fill="solid" draw:fill-color="#121212" draw:opacity="100%"/>
      <style:paragraph-properties fo:margin-left="0cm" fo:margin-right="0cm" fo:text-indent="0cm" style:auto-text-indent="false" fo:background-color="#121212"/>
      <style:text-properties officeooo:rsid="0009fd3e"/>
    </style:style>
    <style:style style:name="P72" style:family="paragraph" style:parent-style-name="Preformatted_20_Text">
      <loext:graphic-properties draw:fill="solid" draw:fill-color="#121212" draw:opacity="100%"/>
      <style:paragraph-properties fo:background-color="#121212"/>
      <style:text-properties officeooo:rsid="0009fd3e"/>
    </style:style>
    <style:style style:name="P73" style:family="paragraph" style:parent-style-name="Preformatted_20_Text">
      <loext:graphic-properties draw:fill="solid" draw:fill-color="#121212" draw:opacity="100%"/>
      <style:paragraph-properties fo:margin-top="0cm" fo:margin-bottom="0.499cm" style:contextual-spacing="false" fo:background-color="#121212"/>
      <style:text-properties officeooo:rsid="0009fd3e"/>
    </style:style>
    <style:style style:name="P74" style:family="paragraph" style:parent-style-name="Text_20_body" style:list-style-name="L34">
      <style:paragraph-properties fo:margin-top="0cm" fo:margin-bottom="0cm" style:contextual-spacing="false"/>
      <style:text-properties officeooo:rsid="0009fd3e"/>
    </style:style>
    <style:style style:name="P75" style:family="paragraph" style:parent-style-name="Text_20_body" style:list-style-name="L34">
      <style:text-properties officeooo:rsid="0009fd3e"/>
    </style:style>
    <style:style style:name="P76" style:family="paragraph" style:parent-style-name="Preformatted_20_Text">
      <loext:graphic-properties draw:fill="solid" draw:fill-color="#121212" draw:opacity="100%"/>
      <style:paragraph-properties fo:margin-left="0cm" fo:margin-right="0cm" fo:margin-top="0cm" fo:margin-bottom="0.499cm" style:contextual-spacing="false" fo:text-indent="0cm" style:auto-text-indent="false" fo:background-color="#121212"/>
      <style:text-properties officeooo:rsid="0009fd3e"/>
    </style:style>
    <style:style style:name="P77" style:family="paragraph" style:parent-style-name="Text_20_body" style:list-style-name="L35">
      <style:paragraph-properties fo:margin-top="0cm" fo:margin-bottom="0cm" style:contextual-spacing="false"/>
      <style:text-properties officeooo:rsid="0009fd3e"/>
    </style:style>
    <style:style style:name="P78" style:family="paragraph" style:parent-style-name="Text_20_body" style:list-style-name="L35">
      <style:text-properties officeooo:rsid="0009fd3e"/>
    </style:style>
    <style:style style:name="P79" style:family="paragraph" style:parent-style-name="Heading_20_2">
      <style:text-properties officeooo:rsid="0009fd3e"/>
    </style:style>
    <style:style style:name="P80" style:family="paragraph" style:parent-style-name="Heading_20_2">
      <style:paragraph-properties fo:break-before="page"/>
      <style:text-properties officeooo:rsid="0009fd3e"/>
    </style:style>
    <style:style style:name="P81" style:family="paragraph" style:parent-style-name="Text_20_body" style:list-style-name="L36">
      <style:paragraph-properties fo:margin-top="0cm" fo:margin-bottom="0cm" style:contextual-spacing="false"/>
      <style:text-properties officeooo:rsid="0009fd3e"/>
    </style:style>
    <style:style style:name="P82" style:family="paragraph" style:parent-style-name="Text_20_body" style:list-style-name="L36">
      <style:text-properties officeooo:rsid="0009fd3e"/>
    </style:style>
    <style:style style:name="P83" style:family="paragraph" style:parent-style-name="Text_20_body" style:list-style-name="L37">
      <style:paragraph-properties fo:margin-top="0cm" fo:margin-bottom="0cm" style:contextual-spacing="false"/>
      <style:text-properties officeooo:rsid="0009fd3e"/>
    </style:style>
    <style:style style:name="P84" style:family="paragraph" style:parent-style-name="Text_20_body" style:list-style-name="L37">
      <style:text-properties officeooo:rsid="0009fd3e"/>
    </style:style>
    <style:style style:name="P85" style:family="paragraph" style:parent-style-name="Text_20_body">
      <style:paragraph-properties fo:break-before="page"/>
      <style:text-properties officeooo:rsid="0009fd3e"/>
    </style:style>
    <style:style style:name="P86" style:family="paragraph" style:parent-style-name="Text_20_body">
      <style:text-properties officeooo:rsid="0009fd3e" officeooo:paragraph-rsid="0009fd3e"/>
    </style:style>
    <style:style style:name="P87" style:family="paragraph" style:parent-style-name="Text_20_body" style:list-style-name="L38">
      <style:paragraph-properties fo:margin-top="0cm" fo:margin-bottom="0cm" style:contextual-spacing="false"/>
      <style:text-properties officeooo:rsid="0009fd3e"/>
    </style:style>
    <style:style style:name="P88" style:family="paragraph" style:parent-style-name="Text_20_body" style:list-style-name="L38">
      <style:text-properties officeooo:rsid="0009fd3e"/>
    </style:style>
    <style:style style:name="P89" style:family="paragraph" style:parent-style-name="Text_20_body" style:list-style-name="L39">
      <style:text-properties officeooo:rsid="0009fd3e"/>
    </style:style>
    <style:style style:name="P90" style:family="paragraph" style:parent-style-name="Text_20_body">
      <style:paragraph-properties fo:margin-left="0cm" fo:margin-right="0cm" fo:text-indent="0cm" style:auto-text-indent="false"/>
      <style:text-properties officeooo:rsid="0009fd3e"/>
    </style:style>
    <style:style style:name="P91" style:family="paragraph" style:parent-style-name="Text_20_body" style:list-style-name="L40">
      <style:text-properties officeooo:rsid="0009fd3e"/>
    </style:style>
    <style:style style:name="P92" style:family="paragraph" style:parent-style-name="Text_20_body" style:list-style-name="L41">
      <style:paragraph-properties fo:margin-top="0cm" fo:margin-bottom="0cm" style:contextual-spacing="false"/>
      <style:text-properties officeooo:rsid="0009fd3e"/>
    </style:style>
    <style:style style:name="P93" style:family="paragraph" style:parent-style-name="Text_20_body" style:list-style-name="L41">
      <style:text-properties officeooo:rsid="0009fd3e"/>
    </style:style>
    <style:style style:name="P94" style:family="paragraph" style:parent-style-name="Text_20_body" style:list-style-name="L42">
      <style:text-properties officeooo:rsid="0009fd3e"/>
    </style:style>
    <style:style style:name="P95" style:family="paragraph" style:parent-style-name="Text_20_body" style:list-style-name="L43">
      <style:text-properties officeooo:rsid="0009fd3e"/>
    </style:style>
    <style:style style:name="P96" style:family="paragraph" style:parent-style-name="Text_20_body" style:list-style-name="L44">
      <style:paragraph-properties fo:margin-top="0cm" fo:margin-bottom="0cm" style:contextual-spacing="false"/>
      <style:text-properties officeooo:rsid="0009fd3e"/>
    </style:style>
    <style:style style:name="P97" style:family="paragraph" style:parent-style-name="Text_20_body" style:list-style-name="L44">
      <style:text-properties officeooo:rsid="0009fd3e"/>
    </style:style>
    <style:style style:name="P98" style:family="paragraph" style:parent-style-name="Text_20_body" style:list-style-name="L45">
      <style:paragraph-properties fo:margin-top="0cm" fo:margin-bottom="0cm" style:contextual-spacing="false"/>
      <style:text-properties officeooo:rsid="0009fd3e"/>
    </style:style>
    <style:style style:name="P99" style:family="paragraph" style:parent-style-name="Text_20_body" style:list-style-name="L45">
      <style:text-properties officeooo:rsid="0009fd3e"/>
    </style:style>
    <style:style style:name="P100" style:family="paragraph" style:parent-style-name="Text_20_body" style:list-style-name="L46">
      <style:text-properties officeooo:rsid="0009fd3e"/>
    </style:style>
    <style:style style:name="P101" style:family="paragraph" style:parent-style-name="Text_20_body" style:list-style-name="L47">
      <style:paragraph-properties fo:margin-top="0cm" fo:margin-bottom="0cm" style:contextual-spacing="false"/>
      <style:text-properties officeooo:rsid="0009fd3e"/>
    </style:style>
    <style:style style:name="P102" style:family="paragraph" style:parent-style-name="Text_20_body" style:list-style-name="L47">
      <style:text-properties officeooo:rsid="0009fd3e"/>
    </style:style>
    <style:style style:name="P103" style:family="paragraph" style:parent-style-name="Text_20_body" style:list-style-name="L48">
      <style:paragraph-properties fo:margin-top="0cm" fo:margin-bottom="0cm" style:contextual-spacing="false"/>
      <style:text-properties officeooo:rsid="0009fd3e"/>
    </style:style>
    <style:style style:name="P104" style:family="paragraph" style:parent-style-name="Text_20_body" style:list-style-name="L48">
      <style:text-properties officeooo:rsid="0009fd3e"/>
    </style:style>
    <style:style style:name="P105" style:family="paragraph" style:parent-style-name="Standard">
      <style:paragraph-properties fo:break-before="page"/>
      <style:text-properties fo:font-size="18pt" fo:font-weight="bold" officeooo:rsid="000ca3a5" officeooo:paragraph-rsid="000ca3a5" style:font-size-asian="18pt" style:font-weight-asian="bold" style:font-size-complex="18pt" style:font-weight-complex="bold"/>
    </style:style>
    <style:style style:name="P106" style:family="paragraph" style:parent-style-name="Text_20_body">
      <style:text-properties officeooo:paragraph-rsid="000ca3a5"/>
    </style:style>
    <style:style style:name="P107" style:family="paragraph" style:parent-style-name="Text_20_body" style:list-style-name="L49">
      <style:text-properties officeooo:paragraph-rsid="000ca3a5"/>
    </style:style>
    <style:style style:name="P108" style:family="paragraph" style:parent-style-name="Text_20_body" style:list-style-name="L49">
      <style:paragraph-properties fo:margin-top="0cm" fo:margin-bottom="0cm" style:contextual-spacing="false"/>
    </style:style>
    <style:style style:name="P109" style:family="paragraph" style:parent-style-name="Text_20_body" style:list-style-name="L49"/>
    <style:style style:name="P110" style:family="paragraph" style:parent-style-name="Text_20_body" style:list-style-name="L50">
      <style:paragraph-properties fo:margin-top="0cm" fo:margin-bottom="0cm" style:contextual-spacing="false"/>
    </style:style>
    <style:style style:name="P111" style:family="paragraph" style:parent-style-name="Text_20_body" style:list-style-name="L50"/>
    <style:style style:name="P112" style:family="paragraph" style:parent-style-name="Heading_20_2">
      <style:paragraph-properties fo:margin-top="0cm" fo:margin-bottom="0.247cm" style:contextual-spacing="false" fo:line-height="115%"/>
    </style:style>
    <style:style style:name="P113" style:family="paragraph" style:parent-style-name="Heading_20_2">
      <style:paragraph-properties fo:margin-top="0cm" fo:margin-bottom="0.247cm" style:contextual-spacing="false" fo:line-height="115%" fo:break-before="page"/>
    </style:style>
    <style:style style:name="P114" style:family="paragraph" style:parent-style-name="Text_20_body" style:list-style-name="L51"/>
    <style:style style:name="P115" style:family="paragraph" style:parent-style-name="Text_20_body" style:list-style-name="L51">
      <style:paragraph-properties fo:margin-top="0cm" fo:margin-bottom="0cm" style:contextual-spacing="false"/>
    </style:style>
    <style:style style:name="P116" style:family="paragraph" style:parent-style-name="Text_20_body" style:list-style-name="L52"/>
    <style:style style:name="P117" style:family="paragraph" style:parent-style-name="Text_20_body" style:list-style-name="L53"/>
    <style:style style:name="P118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19" style:family="paragraph" style:parent-style-name="Heading_20_2">
      <style:paragraph-properties fo:margin-top="0cm" fo:margin-bottom="0.247cm" style:contextual-spacing="false" fo:line-height="115%"/>
      <style:text-properties officeooo:rsid="000ca3a5" officeooo:paragraph-rsid="000ca3a5"/>
    </style:style>
    <style:style style:name="P120" style:family="paragraph" style:parent-style-name="Quotations" style:list-style-name="L54">
      <style:paragraph-properties fo:margin-top="0cm" fo:margin-bottom="0cm" style:contextual-spacing="false" fo:line-height="115%"/>
    </style:style>
    <style:style style:name="P121" style:family="paragraph" style:parent-style-name="Quotations" style:list-style-name="L54">
      <style:paragraph-properties fo:line-height="115%"/>
    </style:style>
    <style:style style:name="P122" style:family="paragraph" style:parent-style-name="Text_20_body">
      <style:paragraph-properties fo:break-before="page"/>
      <style:text-properties officeooo:paragraph-rsid="000ca3a5"/>
    </style:style>
    <style:style style:name="P123" style:family="paragraph" style:parent-style-name="Text_20_body" style:list-style-name="L55">
      <style:paragraph-properties fo:margin-top="0cm" fo:margin-bottom="0cm" style:contextual-spacing="false"/>
    </style:style>
    <style:style style:name="P124" style:family="paragraph" style:parent-style-name="Text_20_body" style:list-style-name="L55"/>
    <style:style style:name="P125" style:family="paragraph" style:parent-style-name="Text_20_body" style:list-style-name="L56"/>
    <style:style style:name="P126" style:family="paragraph" style:parent-style-name="Text_20_body" style:list-style-name="L57"/>
    <style:style style:name="P127" style:family="paragraph" style:parent-style-name="Preformatted_20_Text">
      <loext:graphic-properties draw:fill="solid" draw:fill-color="#121212" draw:opacity="100%"/>
      <style:paragraph-properties fo:margin-left="0cm" fo:margin-right="0cm" fo:margin-top="0cm" fo:margin-bottom="0.247cm" style:contextual-spacing="false" fo:line-height="115%" fo:text-indent="0cm" style:auto-text-indent="false" fo:background-color="#121212"/>
    </style:style>
    <style:style style:name="P128" style:family="paragraph" style:parent-style-name="Text_20_body" style:list-style-name="L58"/>
    <style:style style:name="P129" style:family="paragraph" style:parent-style-name="Text_20_body" style:list-style-name="L59"/>
    <style:style style:name="P130" style:family="paragraph" style:parent-style-name="Text_20_body" style:list-style-name="L60"/>
    <style:style style:name="P131" style:family="paragraph" style:parent-style-name="Table_20_Contents">
      <style:text-properties officeooo:paragraph-rsid="000ca3a5"/>
    </style:style>
    <style:style style:name="P132" style:family="paragraph" style:parent-style-name="Preformatted_20_Text">
      <loext:graphic-properties draw:fill="solid" draw:fill-color="#121212" draw:opacity="100%"/>
      <style:paragraph-properties fo:margin-top="0cm" fo:margin-bottom="0.247cm" style:contextual-spacing="false" fo:line-height="115%" fo:background-color="#121212"/>
    </style:style>
    <style:style style:name="P133" style:family="paragraph" style:parent-style-name="Text_20_body" style:list-style-name="L61">
      <style:paragraph-properties fo:margin-top="0cm" fo:margin-bottom="0cm" style:contextual-spacing="false"/>
    </style:style>
    <style:style style:name="P134" style:family="paragraph" style:parent-style-name="Text_20_body" style:list-style-name="L61"/>
    <style:style style:name="T1" style:family="text">
      <style:text-properties officeooo:rsid="000bb586"/>
    </style:style>
    <style:style style:name="T2" style:family="text">
      <style:text-properties fo:font-weight="bold" officeooo:rsid="000bb586" style:font-weight-asian="bold" style:font-weight-complex="bold"/>
    </style:style>
    <style:style style:name="T3" style:family="text">
      <style:text-properties officeooo:rsid="000c0f14"/>
    </style:style>
    <style:style style:name="T4" style:family="text">
      <style:text-properties fo:color="#dbd7ca" loext:opacity="93%"/>
    </style:style>
    <style:style style:name="T5" style:family="text">
      <style:text-properties officeooo:rsid="000c67ce"/>
    </style:style>
    <style:style style:name="T6" style:family="text">
      <style:text-properties officeooo:rsid="000ca3a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3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todologia di modulazione della potenza del <text:span text:style-name="T1">attuatore</text:span> in funzione del costo dell’energia </text:p>
      <text:p text:style-name="Text_20_body"/>
      <text:h text:style-name="Heading_20_3" text:outline-level="3">1. Contesto e obiettivo</text:h>
      <text:p text:style-name="Text_20_body">L’obiettivo di questa analisi è definire una <text:span text:style-name="Strong_20_Emphasis">logica di regolazione della potenza (o velocità)</text:span> di un <text:span text:style-name="T1">attuatore</text:span> in funzione del <text:span text:style-name="Strong_20_Emphasis">costo orario dell’energia elettrica</text:span>, utilizzando i dati di prezzo disponibili tramite ENTSO-E.</text:p>
      <text:p text:style-name="Text_20_body"><text:span text:style-name="T1">N</text:span>el nostro caso l’energia non viene venduta ma <text:span text:style-name="Strong_20_Emphasis">acquistata</text:span>: di conseguenza la variabile economica principale è il <text:span text:style-name="Strong_20_Emphasis">costo dell’energia</text:span>.<text:line-break/>La logica di modulazione ha quindi lo scopo di <text:span text:style-name="Strong_20_Emphasis">ridurre i consumi nelle fasce orarie più costose</text:span>, compatibilmente con i vincoli di processo, ottenendo una <text:span text:style-name="Strong_20_Emphasis">riduzione percentuale della potenza</text:span> rispetto al valore massimo impostato <text:span text:style-name="T1">n</text:span>el <text:span text:style-name="T1">attuatore</text:span>.</text:p>
      <text:p text:style-name="P2"/>
      <text:h text:style-name="P3" text:outline-level="3">2. Principio di funzionamento</text:h>
      <text:p text:style-name="Text_20_body"><text:span text:style-name="T1">L’attuatore</text:span> dispone di un <text:span text:style-name="Strong_20_Emphasis">valore massimo impostato</text:span> (es. velocità o potenza nominale) e può essere modulato tra 0% e 100% di questo valore.<text:line-break/>Vogliamo definire una funzione che, dato il <text:span text:style-name="Strong_20_Emphasis">prezzo orario dell’energia</text:span> <text:span text:style-name="Source_20_Text">p(t)</text:span>, fornisca:</text:p>
      <text:list text:style-name="L1">
        <text:list-item>
          <text:p text:style-name="P4">una <text:span text:style-name="Strong_20_Emphasis">riduzione percentuale</text:span> <text:span text:style-name="Source_20_Text">Riduzione%(t)</text:span> compresa tra <text:span text:style-name="Strong_20_Emphasis">0%</text:span> (nessuna riduzione) e <text:span text:style-name="T2">10</text:span><text:span text:style-name="Strong_20_Emphasis">0%</text:span> (riduzione massima impostata), </text:p>
        </text:list-item>
        <text:list-item>
          <text:p text:style-name="P5">e, di conseguenza, un <text:span text:style-name="Strong_20_Emphasis">setpoint di motore</text:span> espresso in percentuale del massimo: </text:p>
        </text:list-item>
      </text:list>
      <text:p text:style-name="P6">Setpoint_<text:span text:style-name="T3">attuatore</text:span>% ( t ) = 100 % − Riduzione% ( t ) Setpoint_<text:span text:style-name="T3">attuatore</text:span>%(t)=100%−Riduzione%(t) </text:p>
      <text:p text:style-name="Text_20_body">In pratica:</text:p>
      <text:list text:style-name="L2">
        <text:list-item>
          <text:p text:style-name="P7">quando il prezzo è <text:span text:style-name="Strong_20_Emphasis">basso</text:span>, <text:span text:style-name="T3">l’attuatore</text:span> lavora vicino al 100% del valore massimo impostato; </text:p>
        </text:list-item>
        <text:list-item>
          <text:p text:style-name="P8">quando il prezzo è <text:span text:style-name="Strong_20_Emphasis">alto</text:span>, <text:span text:style-name="T3">l’attuatore</text:span> viene <text:span text:style-name="Strong_20_Emphasis">progressivamente “strozzato”</text:span>, fino ad arrivare a una riduzione massima del <text:span text:style-name="T3">100</text:span>%. </text:p>
        </text:list-item>
      </text:list>
      <text:p text:style-name="P2"/>
      <text:h text:style-name="P3" text:outline-level="3">3. Parametri di riferimento</text:h>
      <text:p text:style-name="Text_20_body">Per la definizione della logica, sono stati scelti i seguenti parametri:</text:p>
      <text:list text:style-name="L3">
        <text:list-item>
          <text:p text:style-name="P9"><text:span text:style-name="Strong_20_Emphasis">Prezzo minimo considerato (p_min)</text:span>: 75 €/MWh<text:line-break/>Sotto questo valore, il prezzo è ritenuto “accettabile” e <text:span text:style-name="Strong_20_Emphasis">non viene applicata riduzione</text:span>.</text:p>
        </text:list-item>
        <text:list-item>
          <text:p text:style-name="P9"><text:span text:style-name="Strong_20_Emphasis">Prezzo massimo considerato (p_max)</text:span>: 274,1 €/MWh<text:line-break/>Sopra questo valore, il prezzo è considerato “molto elevato” e viene applicata la <text:span text:style-name="Strong_20_Emphasis">riduzione massima</text:span>.</text:p>
        </text:list-item>
        <text:list-item>
          <text:p text:style-name="P10"><text:span text:style-name="Strong_20_Emphasis">Riduzione minima</text:span>: 0%<text:line-break/>→ per prezzi ≤ 75 €/MWh <text:span text:style-name="T3">l’attuatore</text:span> lavora al <text:span text:style-name="Strong_20_Emphasis">100%</text:span> della potenza impostata.</text:p>
        </text:list-item>
        <text:list-item>
          <text:p text:style-name="P10"><text:soft-page-break/><text:span text:style-name="Strong_20_Emphasis">Riduzione massima</text:span>: <text:span text:style-name="T3">10</text:span>0%<text:line-break/>→ per prezzi ≥ 274,1 €/MWh i <text:span text:style-name="T3">l’attuatore</text:span> lavora al <text:span text:style-name="Strong_20_Emphasis">10%</text:span> della potenza impostata.</text:p>
        </text:list-item>
      </text:list>
      <text:p text:style-name="Text_20_body">Questi valori sono configurabili in base alle esigenze operative, ai vincoli di processo e alla sensibilità economica dell’azienda.</text:p>
      <text:p text:style-name="P2"/>
      <text:h text:style-name="P3" text:outline-level="3">4. Approccio non lineare</text:h>
      <text:p text:style-name="Text_20_body">In una prima versione, la riduzione può essere definita come funzione <text:span text:style-name="Strong_20_Emphasis">lineare</text:span> del prezzo tra <text:span text:style-name="Source_20_Text">p_min</text:span> e <text:span text:style-name="Source_20_Text">p_max</text:span>.<text:line-break/>Tuttavia, si è scelto di adottare un <text:span text:style-name="Strong_20_Emphasis">approccio non lineare</text:span> per ottenere un comportamento più aderente alle esigenze operative:</text:p>
      <text:list text:style-name="L4">
        <text:list-item>
          <text:p text:style-name="P11"><text:span text:style-name="Strong_20_Emphasis">riduzione contenuta</text:span> per prezzi medi, in modo da non penalizzare eccessivamente il processo in condizioni “normali”; </text:p>
        </text:list-item>
        <text:list-item>
          <text:p text:style-name="P12"><text:span text:style-name="Strong_20_Emphasis">riduzione più aggressiva</text:span> solo quando i prezzi si avvicinano alla fascia alta. </text:p>
        </text:list-item>
      </text:list>
      <text:p text:style-name="Text_20_body">Questo è ottenuto:</text:p>
      <text:list text:style-name="L5">
        <text:list-item>
          <text:p text:style-name="P13"><text:span text:style-name="Strong_20_Emphasis">Normalizzando</text:span> il prezzo tra <text:span text:style-name="Source_20_Text">p_min</text:span> e <text:span text:style-name="Source_20_Text">p_max</text:span> in un intervallo [0,1]: </text:p>
        </text:list-item>
      </text:list>
      <text:p text:style-name="P6">β ( t ) = p ( t ) − p min ⁡ p max ⁡ − p min ⁡ β(t)=pmax​−pmin​p(t)−pmin​​ </text:p>
      <text:list text:style-name="L6">
        <text:list-item>
          <text:p text:style-name="P14">Applicando una <text:span text:style-name="Strong_20_Emphasis">trasformazione non lineare</text:span> (potenza): </text:p>
        </text:list-item>
      </text:list>
      <text:p text:style-name="P6">β nl ( t ) = ( β ( t ) ) n βnl​(t)=(β(t))n </text:p>
      <text:p text:style-name="Text_20_body">con <text:span text:style-name="Source_20_Text">n &gt; 1</text:span> (ad esempio <text:span text:style-name="Strong_20_Emphasis">n = 2</text:span>).<text:line-break/>In questo modo, per valori intermedi di prezzo, <text:span text:style-name="Source_20_Text">β_nl</text:span> cresce più lentamente di <text:span text:style-name="Source_20_Text">β</text:span>, mentre per prezzi vicini a <text:span text:style-name="Source_20_Text">p_max</text:span> cresce rapidamente.</text:p>
      <text:list text:style-name="L7">
        <text:list-item>
          <text:p text:style-name="P15">Scalando il risultato sul range di riduzione 0%–<text:span text:style-name="T3">10</text:span>0%: </text:p>
        </text:list-item>
      </text:list>
      <text:p text:style-name="P6">Riduzione% ( t ) = β nl ( t ) ⋅ <text:span text:style-name="T3">10</text:span>0 Riduzione%(t)=βnl​(t)⋅<text:span text:style-name="T3">10</text:span>0 </text:p>
      <text:p text:style-name="Text_20_body">con saturazione ai limiti inferiori e superiori (<text:span text:style-name="Source_20_Text">p ≤ p_min</text:span> → 0%, <text:span text:style-name="Source_20_Text">p ≥ p_max</text:span> → <text:span text:style-name="T3">10</text:span>0%).</text:p>
      <text:p text:style-name="P2"/>
      <text:h text:style-name="P3" text:outline-level="3">5. Vantaggi della soluzione proposta</text:h>
      <text:p text:style-name="Text_20_body">La metodologia proposta presenta alcuni vantaggi pratici:</text:p>
      <text:list text:style-name="L8">
        <text:list-item>
          <text:p text:style-name="P16"><text:span text:style-name="Strong_20_Emphasis">Semplicità di implementazione</text:span><text:line-break/>La formula è direttamente implementabile in strumenti come <text:span text:style-name="Strong_20_Emphasis">Excel</text:span>, sistemi di supervisione (SCADA) o logiche di controllo (PLC), senza richiedere modelli complessi di ottimizzazione.</text:p>
        </text:list-item>
        <text:list-item>
          <text:p text:style-name="P16"><text:span text:style-name="Strong_20_Emphasis">Trasparenza</text:span><text:line-break/>I parametri chiave (prezzo minimo, prezzo massimo, riduzione massima, grado di non linearità) sono <text:span text:style-name="Strong_20_Emphasis">espliciti e facilmente regolabili</text:span>, consentendo di adattare la strategia alle esigenze aziendali.</text:p>
        </text:list-item>
        <text:list-item>
          <text:p text:style-name="P16"><text:soft-page-break/><text:span text:style-name="Strong_20_Emphasis">Gradualità del controllo</text:span><text:line-break/>La versione non lineare evita salti bruschi e permette una <text:span text:style-name="Strong_20_Emphasis">transizione dolce</text:span> dalla piena potenza a valori ridotti, favorendo la stabilità del processo.</text:p>
        </text:list-item>
        <text:list-item>
          <text:p text:style-name="P16"><text:span text:style-name="Strong_20_Emphasis">Orientamento al risparmio energetico</text:span><text:line-break/>In condizioni di prezzi elevati, la riduzione della potenza permette di <text:span text:style-name="Strong_20_Emphasis">contenere i costi energetici</text:span>, lasciando invece il motore libero di operare quasi al massimo quando l’energia è relativamente economica.</text:p>
        </text:list-item>
      </text:list>
      <text:p text:style-name="P2"/>
      <text:h text:style-name="P3" text:outline-level="3">6. Utilizzi pratici del modello</text:h>
      <text:p text:style-name="Text_20_body">Una volta definita la funzione di riduzione:</text:p>
      <text:list text:style-name="L9">
        <text:list-item>
          <text:p text:style-name="P17">può essere applicata in un <text:span text:style-name="Strong_20_Emphasis">report storico</text:span>, utilizzando i prezzi ENTSO-E passati per stimare:</text:p>
          <text:list>
            <text:list-item>
              <text:p text:style-name="P18">quanto si sarebbe ridotto il consumo del<text:span text:style-name="T3">l’attuatore</text:span>, </text:p>
            </text:list-item>
            <text:list-item>
              <text:p text:style-name="P19">quale sarebbe stato il potenziale risparmio economico; </text:p>
            </text:list-item>
          </text:list>
        </text:list-item>
        <text:list-item>
          <text:p text:style-name="P17">può essere integrata in <text:span text:style-name="Strong_20_Emphasis">logiche di controllo in tempo reale</text:span>, dove il prezzo dell’energia (o un segnale derivato, come un indice tariffario giornaliero) determina dinamicamente il setpoint del motore;</text:p>
        </text:list-item>
        <text:list-item>
          <text:p text:style-name="P17">può servire come base per una futura <text:span text:style-name="Strong_20_Emphasis">ottimizzazione multi-variabile</text:span>, considerando non solo il prezzo dell’energia, ma anche:</text:p>
          <text:list>
            <text:list-item>
              <text:p text:style-name="P19">priorità di produzione, </text:p>
            </text:list-item>
            <text:list-item>
              <text:p text:style-name="P19">limiti minimi di processo, </text:p>
            </text:list-item>
            <text:list-item>
              <text:p text:style-name="P17">vincoli di qualità del servizio. </text:p>
            </text:list-item>
          </text:list>
        </text:list-item>
      </text:list>
      <text:p text:style-name="P2"/>
      <text:h text:style-name="P3" text:outline-level="3">7. Conclusioni</text:h>
      <text:p text:style-name="Text_20_body">La relazione presenta una <text:span text:style-name="Strong_20_Emphasis">metodologia strutturata ma semplice</text:span> per collegare in modo diretto il <text:span text:style-name="Strong_20_Emphasis">costo dell’energia</text:span> alla <text:span text:style-name="Strong_20_Emphasis">potenza effettiva di un motore</text:span>, espressa come riduzione percentuale rispetto al valore massimo impostato.</text:p>
      <text:p text:style-name="Text_20_body">L’utilizzo di una funzione <text:span text:style-name="Strong_20_Emphasis">non lineare</text:span> consente di ottenere una regolazione economicamente sensata e tecnicamente gestibile, che protegge il processo nelle condizioni standard e reagisce in modo deciso solo in presenza di prezzi eccezionalmente elevati.</text:p>
      <text:p text:style-name="Text_20_body">Nelle sezioni successive del report potranno essere inseriti:</text:p>
      <text:list text:style-name="L10">
        <text:list-item>
          <text:p text:style-name="P20">gli <text:span text:style-name="Strong_20_Emphasis">esempi numerici</text:span>, </text:p>
        </text:list-item>
        <text:list-item>
          <text:p text:style-name="P20">le <text:span text:style-name="Strong_20_Emphasis">formule Excel</text:span> di dettaglio, </text:p>
        </text:list-item>
        <text:list-item>
          <text:p text:style-name="P21">e una <text:span text:style-name="Strong_20_Emphasis">tabella comparativa</text:span> tra approccio lineare e non lineare, così da evidenziare in modo quantitativo il comportamento della logica proposta. </text:p>
        </text:list-item>
      </text:list>
      <text:p text:style-name="Text_20_body"/>
      <text:h text:style-name="P22" text:outline-level="2"><text:span text:style-name="T3">Qui le valutazioni in diversi punti sui calcoli, supponendo per praticità che l’attuatore sia un motore.</text:span><text:line-break/><text:line-break/><text:line-break/>1. Idea di base: normalizzare il prezzo, poi tradurlo in riduzione</text:h>
      <text:p text:style-name="Text_20_body">Il concetto chiave:</text:p>
      <text:list text:style-name="L11">
        <text:list-item>
          <text:p text:style-name="P23"><text:span text:style-name="Strong_20_Emphasis">Prendi i prezzi</text:span> <text:span text:style-name="Source_20_Text">p(t)</text:span> (€/MWh, €/kWh, non importa l’unità, basta che sia coerente). </text:p>
        </text:list-item>
        <text:list-item>
          <text:p text:style-name="P23"><text:span text:style-name="Strong_20_Emphasis">Definisci un intervallo di prezzi “rilevante”</text:span>: </text:p>
          <text:list>
            <text:list-item>
              <text:p text:style-name="P23">prezzi molto bassi → riduzione nulla o minima (puoi usare il motore a piena potenza), </text:p>
            </text:list-item>
            <text:list-item>
              <text:p text:style-name="P23">prezzi molto alti → riduzione massima (limiti il motore per risparmiare). </text:p>
            </text:list-item>
          </text:list>
        </text:list-item>
        <text:list-item>
          <text:p text:style-name="P24"><text:span text:style-name="Strong_20_Emphasis">Scala il prezzo</text:span> in un valore tra 0 e 1, e poi lo converti in <text:span text:style-name="Strong_20_Emphasis">percentuale di riduzione</text:span>. </text:p>
        </text:list-item>
      </text:list>
      <text:p text:style-name="Text_20_body">Struttura generale:</text:p>
      <text:list text:style-name="L12">
        <text:list-item>
          <text:p text:style-name="P25">calcolo di un indice “caro/economico” del prezzo: <text:span text:style-name="Source_20_Text">β(t) ∈ [0,1]</text:span> </text:p>
        </text:list-item>
        <text:list-item>
          <text:p text:style-name="P26">conversione in <text:span text:style-name="Strong_20_Emphasis">riduzione percentuale</text:span>: </text:p>
        </text:list-item>
      </text:list>
      <text:p text:style-name="P6">Riduzione% ( t ) = β ( t ) ⋅ 100 % Riduzione%(t)=β(t)⋅100% </text:p>
      <text:p text:style-name="Text_20_body">e quindi:</text:p>
      <text:p text:style-name="P6">Potenza_effettiva ( t ) = ( 1 − β ( t ) ) ⋅ P max ⁡ Potenza_effettiva(t)=(1−β(t))⋅Pmax​ </text:p>
      <text:p text:style-name="Text_20_body">(dove <text:span text:style-name="Source_20_Text">P_max</text:span> è il valore massimo impostato del motore).</text:p>
      <text:p text:style-name="Text_20_body"/>
      <text:p text:style-name="P27"/>
      <text:h text:style-name="Heading_20_2" text:outline-level="2">2. Metodo pratico 1 – uso dei quantili (robusto e semplice)</text:h>
      <text:p text:style-name="Text_20_body">Per non dipendere né dal minimo assoluto né dal massimo assoluto (che a volte sono “outlier”), il metodo robusto è:</text:p>
      <text:list text:style-name="L13">
        <text:list-item>
          <text:p text:style-name="P28">Prendi tutta la serie di prezzi per il periodo che ti interessa (es. 1 mese, 1 anno).</text:p>
        </text:list-item>
        <text:list-item>
          <text:p text:style-name="P28">Calcola due <text:span text:style-name="Emphasis">valori caratteristici</text:span> del prezzo:</text:p>
          <text:list>
            <text:list-item>
              <text:p text:style-name="P29"><text:span text:style-name="Source_20_Text">p_low</text:span> = prezzo “basso tipico”<text:line-break/>→ ad es. il <text:span text:style-name="Strong_20_Emphasis">20° percentile</text:span> (il valore sotto il quale cade il 20% dei prezzi) </text:p>
            </text:list-item>
            <text:list-item>
              <text:p text:style-name="P28"><text:span text:style-name="Source_20_Text">p_high</text:span> = prezzo “alto tipico”<text:line-break/>→ ad es. l’<text:span text:style-name="Strong_20_Emphasis">80° percentile</text:span> (valore sopra il quale cade il 20% dei prezzi) </text:p>
            </text:list-item>
          </text:list>
          <text:p text:style-name="P28">Questi li ottieni facilmente con funzioni tipo:</text:p>
          <text:list text:continue-numbering="true">
            <text:list-item>
              <text:p text:style-name="P29">in Excel: <text:span text:style-name="Source_20_Text">=PERCENTILE.INC(intervallo_prezzi; 0,2)</text:span> e <text:span text:style-name="Source_20_Text">=PERCENTILE.INC(...; 0,8)</text:span> </text:p>
            </text:list-item>
          </text:list>
        </text:list-item>
        <text:list-item>
          <text:p text:style-name="P28">Definisci l’indice <text:span text:style-name="Source_20_Text">β(t)</text:span> che misura quanto il prezzo è “alto” tra <text:span text:style-name="Source_20_Text">p_low</text:span> e <text:span text:style-name="Source_20_Text">p_high</text:span>:</text:p>
        </text:list-item>
      </text:list>
      <text:p text:style-name="P6">β ( t ) = { 0 p ( t ) ≤ p low p ( t ) − p low p high − p low p low &lt; p ( t ) &lt; p high 1 p ( t ) ≥ p high β(t)=⎩ ⎨ ⎧​0phigh​−plow​p(t)−plow​​1​p(t)≤plow​plow​&lt;p(t)&lt;phigh​p(t)≥phigh​​ </text:p>
      <text:list text:style-name="L14">
        <text:list-item>
          <text:p text:style-name="P30">La <text:span text:style-name="Strong_20_Emphasis">riduzione percentuale</text:span> da applicare al motore è: </text:p>
        </text:list-item>
      </text:list>
      <text:p text:style-name="P6">Riduzione% ( t ) = β ( t ) ⋅ 100 % Riduzione%(t)=β(t)⋅100% </text:p>
      <text:list text:style-name="L15">
        <text:list-item>
          <text:p text:style-name="P31">La <text:span text:style-name="Strong_20_Emphasis">potenza/velocità di setpoint</text:span> del motore (in percentuale del massimo) diventa: </text:p>
        </text:list-item>
      </text:list>
      <text:p text:style-name="P6">Setpoint_motore% ( t ) = 100 % − Riduzione% ( t ) Setpoint_motore%(t)=100%−Riduzione%(t) </text:p>
      <text:p text:style-name="Text_20_body">cioè:</text:p>
      <text:list text:style-name="L16">
        <text:list-item>
          <text:p text:style-name="P32">se <text:span text:style-name="Source_20_Text">p(t)</text:span> è basso (≤ <text:span text:style-name="Source_20_Text">p_low</text:span>) → <text:span text:style-name="Source_20_Text">β = 0</text:span>, riduzione 0%, motore al 100%, </text:p>
        </text:list-item>
        <text:list-item>
          <text:p text:style-name="P32">se <text:span text:style-name="Source_20_Text">p(t)</text:span> è medio → riduzione intermedia, </text:p>
        </text:list-item>
        <text:list-item>
          <text:p text:style-name="P33">se <text:span text:style-name="Source_20_Text">p(t)</text:span> è alto (≥ <text:span text:style-name="Source_20_Text">p_high</text:span>) → <text:span text:style-name="Source_20_Text">β = 1</text:span>, riduzione 100% (o alla soglia minima che decidi tu). </text:p>
        </text:list-item>
      </text:list>
      <text:h text:style-name="P3" text:outline-level="3">Come evitare di fermare del tutto il motore</text:h>
      <text:p text:style-name="Text_20_body">Se non <text:span text:style-name="T3">si vuole </text:span>mai scendere sotto, ad esempio, il <text:span text:style-name="Strong_20_Emphasis">50%</text:span> di potenza (per ragioni di processo), basta introdurre un limite minimo <text:span text:style-name="Source_20_Text">α_min</text:span> sulla potenza residua:</text:p>
      <text:list text:style-name="L17">
        <text:list-item>
          <text:p text:style-name="P34">fissa <text:span text:style-name="Source_20_Text">α_min</text:span> = 0.5 (50%), </text:p>
        </text:list-item>
        <text:list-item>
          <text:p text:style-name="P35">potenza effettiva: </text:p>
        </text:list-item>
      </text:list>
      <text:p text:style-name="P6">Setpoint_motore% ( t ) = α min ⁡ ⋅ 100 % + ( 1 − α min ⁡ ) ⋅ ( 1 − β ( t ) ) ⋅ 100 % Setpoint_motore%(t)=αmin​⋅100%+(1−αmin​)⋅(1−β(t))⋅100% </text:p>
      <text:p text:style-name="Text_20_body">e di conseguenza:</text:p>
      <text:p text:style-name="P6">Riduzione% ( t ) = 100 % − Setpoint_motore% ( t ) Riduzione%(t)=100%−Setpoint_motore%(t) </text:p>
      <text:p text:style-name="Text_20_body">È solo una piccola modifica alla scala.</text:p>
      <text:p text:style-name="Text_20_body"><text:soft-page-break/></text:p>
      <text:h text:style-name="Heading_20_2" text:outline-level="2">3. Metodo pratico 2 – soglie “fisse” di prezzo</text:h>
      <text:p text:style-name="Text_20_body"><text:span text:style-name="T3">Q</text:span>ualcosa di ancora più intuitivo, <text:span text:style-name="T3">si </text:span>pu<text:span text:style-name="T3">ò</text:span> scegliere <text:span text:style-name="Strong_20_Emphasis">soglie di prezzo fisse</text:span> (non basate su quantili, ma sul <text:span text:style-name="T3">personale</text:span> senso di costo accettabile).</text:p>
      <text:p text:style-name="Text_20_body">Esempio:</text:p>
      <text:list text:style-name="L18">
        <text:list-item>
          <text:p text:style-name="P36"><text:span text:style-name="Source_20_Text">p_accettabile</text:span> = prezzo sotto cui l’energia è “ok” → nessuna riduzione </text:p>
        </text:list-item>
        <text:list-item>
          <text:p text:style-name="P37"><text:span text:style-name="Source_20_Text">p_troppo_caro</text:span> = prezzo sopra cui vuoi la riduzione massima concepita (es. 70% di riduzione) </text:p>
        </text:list-item>
      </text:list>
      <text:p text:style-name="Text_20_body">Allora:</text:p>
      <text:list text:style-name="L19">
        <text:list-item>
          <text:p text:style-name="P38">Definisci un coefficiente normalizzato: </text:p>
        </text:list-item>
      </text:list>
      <text:p text:style-name="P6">β ( t ) = { 0 p ( t ) ≤ p accettabile p ( t ) − p accettabile p troppo_caro − p accettabile p accettabile &lt; p ( t ) &lt; p troppo_caro 1 p ( t ) ≥ p troppo_caro β(t)=⎩ ⎨ ⎧​0ptroppo_caro​−paccettabile​p(t)−paccettabile​​1​p(t)≤paccettabile​paccettabile​&lt;p(t)&lt;ptroppo_caro​p(t)≥ptroppo_caro​​ </text:p>
      <text:list text:style-name="L20">
        <text:list-item>
          <text:p text:style-name="P39">Decidi una <text:span text:style-name="Strong_20_Emphasis">riduzione massima consentita</text:span> <text:span text:style-name="Source_20_Text">R_max</text:span> (es. 70%): </text:p>
        </text:list-item>
      </text:list>
      <text:p text:style-name="P6">Riduzione% ( t ) = β ( t ) ⋅ R max ⁡ Riduzione%(t)=β(t)⋅Rmax​ </text:p>
      <text:list text:style-name="L21">
        <text:list-item>
          <text:p text:style-name="P40">Setpoint motore (in % del massimo): </text:p>
        </text:list-item>
      </text:list>
      <text:p text:style-name="P6">Setpoint_motore% ( t ) = 100 % − Riduzione% ( t ) Setpoint_motore%(t)=100%−Riduzione%(t) </text:p>
      <text:p text:style-name="Text_20_body">Esempio numerico:</text:p>
      <text:list text:style-name="L22">
        <text:list-item>
          <text:p text:style-name="P41"><text:span text:style-name="Source_20_Text">p_accettabile</text:span> = 80 €/MWh </text:p>
        </text:list-item>
        <text:list-item>
          <text:p text:style-name="P41"><text:span text:style-name="Source_20_Text">p_troppo_caro</text:span> = 200 €/MWh </text:p>
        </text:list-item>
        <text:list-item>
          <text:p text:style-name="P42"><text:span text:style-name="Source_20_Text">R_max</text:span> = 60% </text:p>
        </text:list-item>
      </text:list>
      <text:p text:style-name="Text_20_body">Se <text:span text:style-name="Source_20_Text">p(t) = 140</text:span>:</text:p>
      <text:p text:style-name="P6">β = 140 − 80 200 − 80 = 60 120 = 0,5 β=200−80140−80​=12060​=0,5 </text:p>
      <text:p text:style-name="Text_20_body">→ <text:span text:style-name="Source_20_Text">Riduzione% = 0,5 × 60% = 30%</text:span><text:line-break/>→ <text:span text:style-name="Source_20_Text">Setpoint_motore% = 70% del massimo</text:span>.</text:p>
      <text:p text:style-name="Standard"/>
      <text:h text:style-name="P22" text:outline-level="2">4. Collegare alla variazione rispetto al “valore massimo impostato”</text:h>
      <text:p text:style-name="Text_20_body"><text:span text:style-name="T3">Il dispositivo accetta il</text:span>:</text:p>
      <text:p text:style-name="Quotations">valore di riduzione percentuale rispetto al valore massimo impostato sul motore</text:p>
      <text:p text:style-name="Text_20_body">Nella pratica:</text:p>
      <text:list text:style-name="L23">
        <text:list-item>
          <text:p text:style-name="P43">supponi<text:span text:style-name="T3">amo</text:span> che il massimo impostato del motore corrisponda a un certo valore <text:span text:style-name="Source_20_Text">P_set_max</text:span><text:line-break/>(che può essere sia la potenza che la velocità nominale usata nel tuo processo). </text:p>
        </text:list-item>
      </text:list>
      <text:p text:style-name="Text_20_body">Allora, in forma generale:</text:p>
      <text:list text:style-name="L24">
        <text:list-item>
          <text:p text:style-name="P44">Calcoli <text:span text:style-name="Source_20_Text">β(t)</text:span> (indice tra 0 e 1 che cresce con il prezzo). </text:p>
        </text:list-item>
        <text:list-item>
          <text:p text:style-name="P45">Definisci la <text:span text:style-name="Strong_20_Emphasis">percentuale di riduzione</text:span>: </text:p>
        </text:list-item>
      </text:list>
      <text:p text:style-name="P6">Riduzione% ( t ) = f ( β ( t ) ) ⋅ 100 % Riduzione%(t)=f(β(t))⋅100% </text:p>
      <text:list text:style-name="L25">
        <text:list-item>
          <text:p text:style-name="P46">La <text:span text:style-name="Strong_20_Emphasis">potenza/velocità effettiva</text:span> è: </text:p>
        </text:list-item>
      </text:list>
      <text:p text:style-name="P6">P eff ( t ) = P set_max ⋅ ( 1 − f ( β ( t ) ) ) Peff​(t)=Pset_max​⋅(1−f(β(t))) </text:p>
      <text:p text:style-name="Text_20_body">Nei metodi di sopra, <text:span text:style-name="Source_20_Text">f(β)</text:span> è spesso semplicemente <text:span text:style-name="Source_20_Text">β</text:span> o <text:span text:style-name="Source_20_Text">β × (R_max/100)</text:span>.</text:p>
      <text:p text:style-name="Standard"/>
      <text:h text:style-name="P22" text:outline-level="2">5. Esempio concreto “da Excel”</text:h>
      <text:p text:style-name="Text_20_body">Diciamo che <text:span text:style-name="T3">se </text:span>hai una colonna:</text:p>
      <text:list text:style-name="L26">
        <text:list-item>
          <text:p text:style-name="P47"><text:span text:style-name="Source_20_Text">A</text:span> = orario </text:p>
        </text:list-item>
        <text:list-item>
          <text:p text:style-name="P48"><text:span text:style-name="Source_20_Text">B</text:span> = prezzo energia <text:span text:style-name="Source_20_Text">p(t)</text:span> </text:p>
        </text:list-item>
      </text:list>
      <text:p text:style-name="Text_20_body"><text:span text:style-name="T3">Nells</text:span> colonna <text:span text:style-name="Source_20_Text">C</text:span> la <text:span text:style-name="Strong_20_Emphasis">riduzione %</text:span> rispetto al massimo motore basata su quantili del prezzo (Metodo 1).</text:p>
      <text:p text:style-name="Text_20_body">Passi<text:span text:style-name="T3">amo</text:span>:</text:p>
      <text:list text:style-name="L27">
        <text:list-item>
          <text:p text:style-name="P49">Su un intervallo di dati (es. B2:B25 per un giorno, B2:B8737 per un anno):</text:p>
          <text:list>
            <text:list-item>
              <text:p text:style-name="P50">in qualche cella (ad es. <text:span text:style-name="Source_20_Text">F1</text:span>):<text:line-break/><text:span text:style-name="Source_20_Text">=PERCENTILE.INC($B$2:$B$25; 0,2)</text:span> → <text:span text:style-name="Source_20_Text">p_low</text:span> </text:p>
            </text:list-item>
            <text:list-item>
              <text:p text:style-name="P50">in <text:span text:style-name="Source_20_Text">F2</text:span>:<text:line-break/><text:span text:style-name="Source_20_Text">=PERCENTILE.INC($B$2:$B$25; 0,8)</text:span> → <text:span text:style-name="Source_20_Text">p_high</text:span> </text:p>
            </text:list-item>
          </text:list>
        </text:list-item>
        <text:list-item>
          <text:p text:style-name="P49">In <text:span text:style-name="Source_20_Text">C2</text:span> (riduzione fra 0% e 100%):</text:p>
        </text:list-item>
      </text:list>
      <text:p text:style-name="P51"><text:span text:style-name="Source_20_Text"><text:span text:style-name="T4">=IF(B2 &lt;= $F$1;</text:span></text:span></text:p>
      <text:p text:style-name="P52"><text:span text:style-name="Source_20_Text"><text:span text:style-name="T4"><text:s text:c="5"/>0;</text:span></text:span></text:p>
      <text:p text:style-name="P52"><text:span text:style-name="Source_20_Text"><text:span text:style-name="T4"><text:s text:c="5"/>IF(B2 &gt;= $F$2;</text:span></text:span></text:p>
      <text:p text:style-name="P52"><text:span text:style-name="Source_20_Text"><text:span text:style-name="T4"><text:s text:c="8"/>100;</text:span></text:span></text:p>
      <text:p text:style-name="P52"><text:span text:style-name="Source_20_Text"><text:span text:style-name="T4"><text:s text:c="8"/>(B2 - $F$1)/($F$2 - $F$1) * 100</text:span></text:span></text:p>
      <text:p text:style-name="P52"><text:span text:style-name="Source_20_Text"><text:span text:style-name="T4"><text:s text:c="5"/>)</text:span></text:span></text:p>
      <text:p text:style-name="P53"><text:span text:style-name="Source_20_Text"><text:span text:style-name="T4"><text:s text:c="2"/>)</text:span></text:span></text:p>
      <text:list text:style-name="L28">
        <text:list-item>
          <text:p text:style-name="P54">In <text:span text:style-name="Source_20_Text">D2</text:span> (setpoint motore in % del massimo): </text:p>
        </text:list-item>
      </text:list>
      <text:p text:style-name="P55"><text:span text:style-name="Source_20_Text"><text:span text:style-name="T4">=100 - C2</text:span></text:span></text:p>
      <text:p text:style-name="Text_20_body">P<text:span text:style-name="T5">ossiamo</text:span> aggiungere un limite minimo (es. non scendere mai sotto 50%):</text:p>
      <text:p text:style-name="P55"><text:span text:style-name="Source_20_Text"><text:span text:style-name="T4">=MAX(50; 100 - C2)</text:span></text:span></text:p>
      <text:p text:style-name="Standard"/>
      <text:h text:style-name="P22" text:outline-level="2">6. <text:span text:style-name="T5">Implementazione</text:span> più “morbid<text:span text:style-name="T5">a</text:span>”: funzione non lineare</text:h>
      <text:p text:style-name="Text_20_body">Invece di una funzione lineare (che cresce a scaletta), <text:span text:style-name="T5">possiamo</text:span> usare una funzione <text:span text:style-name="Emphasis">convessa</text:span> o tipo potenza, per essere più aggressivo solo quando i prezzi sono davvero alti.</text:p>
      <text:p text:style-name="Text_20_body">Esempio:</text:p>
      <text:p text:style-name="P6">Riduzione% ( t ) = ( β ( t ) ) n ⋅ 100 % Riduzione%(t)=(β(t))n⋅100% </text:p>
      <text:list text:style-name="L29">
        <text:list-item>
          <text:p text:style-name="P56">se <text:span text:style-name="Source_20_Text">n &gt; 1</text:span> (es. 2 o 3), la riduzione cresce lentamente per prezzi medi e fortemente per prezzi altissimi. </text:p>
        </text:list-item>
      </text:list>
      <text:p text:style-name="Text_20_body">In Excel:</text:p>
      <text:p text:style-name="P55"><text:span text:style-name="Source_20_Text"><text:span text:style-name="T4">=POWER( beta; n ) * 100</text:span></text:span></text:p>
      <text:p text:style-name="Text_20_body">dove <text:span text:style-name="Source_20_Text">beta</text:span> è il valore calcolato come normalizzazione tra <text:span text:style-name="Source_20_Text">p_low</text:span> e <text:span text:style-name="Source_20_Text">p_high</text:span>.</text:p>
      <text:p text:style-name="Standard"/>
      <text:h text:style-name="P22" text:outline-level="2">7. Riepilogo operativo</text:h>
      <text:list text:style-name="L30">
        <text:list-item>
          <text:p text:style-name="P57"><text:span text:style-name="T5">A</text:span>cquist<text:span text:style-name="T5">ando</text:span> energia, non produc<text:span text:style-name="T5">endola</text:span>: non ci serve parlare di ricavi, <text:span text:style-name="T5">ma </text:span>solo di <text:span text:style-name="Strong_20_Emphasis">costo energia</text:span>. </text:p>
        </text:list-item>
        <text:list-item>
          <text:p text:style-name="P57"><text:span text:style-name="T5">Si definisce</text:span> <text:span text:style-name="Strong_20_Emphasis">un intervallo di prezzi</text:span> tra “ok” e “troppo caro” (via quantili o soglie). </text:p>
        </text:list-item>
        <text:list-item>
          <text:p text:style-name="P57"><text:span text:style-name="Strong_20_Emphasis">Normalizza</text:span> il prezzo in un indice <text:span text:style-name="Source_20_Text">β(t) ∈ [0,1]</text:span>. </text:p>
        </text:list-item>
        <text:list-item>
          <text:p text:style-name="P57">Trasforma <text:span text:style-name="Source_20_Text">β(t)</text:span> in una <text:span text:style-name="Strong_20_Emphasis">riduzione %</text:span> rispetto al massimo del motore: </text:p>
          <text:list>
            <text:list-item>
              <text:p text:style-name="P57">lineare → semplice e intuitivo; </text:p>
            </text:list-item>
            <text:list-item>
              <text:p text:style-name="P57">non lineare (potenza o sigmoide) → più flessibile. </text:p>
            </text:list-item>
          </text:list>
        </text:list-item>
        <text:list-item>
          <text:p text:style-name="P58">La <text:span text:style-name="Strong_20_Emphasis">potenza/velocità del motore</text:span> è poi:<text:line-break/><text:span text:style-name="Source_20_Text">Setpoint% = 100% – Riduzione%</text:span>. </text:p>
        </text:list-item>
      </text:list>
      <text:p text:style-name="Horizontal_20_Line"/>
      <text:p text:style-name="P59"/>
      <text:p text:style-name="P60">Esempi proposti due versioni:</text:p>
      <text:list text:style-name="L31">
        <text:list-item>
          <text:p text:style-name="P61"><text:span text:style-name="Strong_20_Emphasis">Formula Excel esatta</text:span> (lineare tra 75 e 274,1 €/MWh) </text:p>
        </text:list-item>
        <text:list-item>
          <text:p text:style-name="P62"><text:span text:style-name="Strong_20_Emphasis">Pseudo‑codice chiaro</text:span> con gli stessi parametri </text:p>
        </text:list-item>
      </text:list>
      <text:p text:style-name="P63">Parametri (come esempio richiesto):</text:p>
      <text:list text:style-name="L32">
        <text:list-item>
          <text:p text:style-name="P64"><text:span text:style-name="Source_20_Text">p_min</text:span> (prezzo minimo) = <text:span text:style-name="Strong_20_Emphasis">75 €/MWh</text:span> </text:p>
        </text:list-item>
        <text:list-item>
          <text:p text:style-name="P64"><text:span text:style-name="Source_20_Text">p_max</text:span> (prezzo massimo) = <text:span text:style-name="Strong_20_Emphasis">274,1 €/MWh</text:span> </text:p>
        </text:list-item>
        <text:list-item>
          <text:p text:style-name="P64"><text:span text:style-name="Source_20_Text">Riduzione_min</text:span> = <text:span text:style-name="Strong_20_Emphasis">0%</text:span> </text:p>
        </text:list-item>
        <text:list-item>
          <text:p text:style-name="P65"><text:span text:style-name="Source_20_Text">Riduzione_max</text:span> = <text:span text:style-name="Strong_20_Emphasis">90%</text:span> </text:p>
        </text:list-item>
      </text:list>
      <text:p text:style-name="P66"/>
      <text:p text:style-name="P67"/>
      <text:h text:style-name="P68" text:outline-level="2">1. Formula Excel esatta</text:h>
      <text:p text:style-name="P63">Supponiamo che:</text:p>
      <text:list text:style-name="L33">
        <text:list-item>
          <text:p text:style-name="P69">nella cella <text:span text:style-name="Strong_20_Emphasis">B2</text:span> ci sia il <text:span text:style-name="Strong_20_Emphasis">prezzo orario</text:span> dell’energia (in €/MWh). </text:p>
        </text:list-item>
      </text:list>
      <text:h text:style-name="P70" text:outline-level="3">1.1. Riduzione percentuale (0%–90%)</text:h>
      <text:p text:style-name="P71"><text:span text:style-name="Source_20_Text"><text:span text:style-name="T4">=IF(B2 &lt;= 75;</text:span></text:span></text:p>
      <text:p text:style-name="P72"><text:span text:style-name="Source_20_Text"><text:span text:style-name="T4"><text:s text:c="5"/>0;</text:span></text:span></text:p>
      <text:p text:style-name="P72"><text:span text:style-name="Source_20_Text"><text:span text:style-name="T4"><text:s text:c="5"/>IF(B2 &gt;= 274,1;</text:span></text:span></text:p>
      <text:p text:style-name="P72"><text:span text:style-name="Source_20_Text"><text:span text:style-name="T4"><text:s text:c="8"/>90;</text:span></text:span></text:p>
      <text:p text:style-name="P72"><text:span text:style-name="Source_20_Text"><text:span text:style-name="T4"><text:s text:c="8"/>(B2 - 75) / (274,1 - 75) * 90</text:span></text:span></text:p>
      <text:p text:style-name="P72"><text:span text:style-name="Source_20_Text"><text:span text:style-name="T4"><text:s text:c="5"/>)</text:span></text:span></text:p>
      <text:p text:style-name="P73"><text:span text:style-name="Source_20_Text"><text:span text:style-name="T4"><text:s text:c="2"/>)</text:span></text:span></text:p>
      <text:p text:style-name="P63">Questa formula fa esattamente:</text:p>
      <text:list text:style-name="L34">
        <text:list-item>
          <text:p text:style-name="P74">se <text:span text:style-name="Source_20_Text">prezzo ≤ 75</text:span> → <text:span text:style-name="Strong_20_Emphasis">Riduzione% = 0</text:span> </text:p>
        </text:list-item>
        <text:list-item>
          <text:p text:style-name="P74">se <text:span text:style-name="Source_20_Text">prezzo ≥ 274,1</text:span> → <text:span text:style-name="Strong_20_Emphasis">Riduzione% = 90</text:span> </text:p>
        </text:list-item>
        <text:list-item>
          <text:p text:style-name="P75">se <text:span text:style-name="Source_20_Text">75 &lt; prezzo &lt; 274,1</text:span> → Riduzione% cresce <text:span text:style-name="Strong_20_Emphasis">linearmente</text:span> da 0 a 90 </text:p>
        </text:list-item>
      </text:list>
      <text:p text:style-name="P66"/>
      <text:h text:style-name="P70" text:outline-level="3">1.2. Setpoint motore in % del massimo</text:h>
      <text:p text:style-name="P63">Se <text:span text:style-name="T5">vogliamo </text:span>anche il <text:span text:style-name="Strong_20_Emphasis">setpoint del motore</text:span> (quanta potenza/velocità usare rispetto al massimo), lo calcoli<text:span text:style-name="T5">amo</text:span> così:</text:p>
      <text:p text:style-name="P71"><text:span text:style-name="Source_20_Text"><text:span text:style-name="T4">=100 - (</text:span></text:span></text:p>
      <text:p text:style-name="P72"><text:span text:style-name="Source_20_Text"><text:span text:style-name="T4"><text:s text:c="4"/>IF(B2 &lt;= 75;</text:span></text:span></text:p>
      <text:p text:style-name="P72"><text:span text:style-name="Source_20_Text"><text:span text:style-name="T4"><text:s text:c="9"/>0;</text:span></text:span></text:p>
      <text:p text:style-name="P72"><text:span text:style-name="Source_20_Text"><text:span text:style-name="T4"><text:s text:c="9"/>IF(B2 &gt;= 274,1;</text:span></text:span></text:p>
      <text:p text:style-name="P72"><text:span text:style-name="Source_20_Text"><text:span text:style-name="T4"><text:s text:c="12"/>90;</text:span></text:span></text:p>
      <text:p text:style-name="P72"><text:span text:style-name="Source_20_Text"><text:span text:style-name="T4"><text:s text:c="12"/>(B2 - 75) / (274,1 - 75) * 90</text:span></text:span></text:p>
      <text:p text:style-name="P72"><text:span text:style-name="Source_20_Text"><text:span text:style-name="T4"><text:s text:c="9"/>)</text:span></text:span></text:p>
      <text:p text:style-name="P72"><text:span text:style-name="Source_20_Text"><text:span text:style-name="T4"><text:s text:c="6"/>)</text:span></text:span></text:p>
      <text:p text:style-name="P73"><text:span text:style-name="Source_20_Text"><text:span text:style-name="T4">)</text:span></text:span></text:p>
      <text:p text:style-name="P63">oppure, se la riduzione <text:span text:style-name="T5">è</text:span> già calcolata in <text:span text:style-name="Source_20_Text">C2</text:span> con la formula di prima:</text:p>
      <text:p text:style-name="P76"><text:span text:style-name="Source_20_Text"><text:span text:style-name="T4">=100 - C2</text:span></text:span></text:p>
      <text:list text:style-name="L35">
        <text:list-item>
          <text:p text:style-name="P77"><text:span text:style-name="Strong_20_Emphasis">Riduzione% = 0</text:span> → Setpoint = 100% (motore al massimo impostato) </text:p>
        </text:list-item>
        <text:list-item>
          <text:p text:style-name="P78"><text:span text:style-name="Strong_20_Emphasis">Riduzione% = 90</text:span> → Setpoint = 10% (motore al 10% del massimo) </text:p>
        </text:list-item>
      </text:list>
      <text:p text:style-name="P66"/>
      <text:h text:style-name="P79" text:outline-level="2"/>
      <text:h text:style-name="P80" text:outline-level="2">2. Pseudo‑codice (stessa logica, stesso comportamento)</text:h>
      <text:p text:style-name="P63"><text:span text:style-name="T5">Usando</text:span> nomi chiari:</text:p>
      <text:list text:style-name="L36">
        <text:list-item>
          <text:p text:style-name="P81"><text:span text:style-name="Source_20_Text">price</text:span> = prezzo corrente [€/MWh] </text:p>
        </text:list-item>
        <text:list-item>
          <text:p text:style-name="P81"><text:span text:style-name="Source_20_Text">p_min</text:span> = 75 </text:p>
        </text:list-item>
        <text:list-item>
          <text:p text:style-name="P81"><text:span text:style-name="Source_20_Text">p_max</text:span> = 274.1 </text:p>
        </text:list-item>
        <text:list-item>
          <text:p text:style-name="P81"><text:span text:style-name="Source_20_Text">R_min</text:span> = 0 (riduzione minima in %) </text:p>
        </text:list-item>
        <text:list-item>
          <text:p text:style-name="P82"><text:span text:style-name="Source_20_Text">R_max</text:span> = 90 (riduzione massima in %) </text:p>
        </text:list-item>
      </text:list>
      <text:h text:style-name="P70" text:outline-level="3">2.1. Calcolo della riduzione percentuale</text:h>
      <text:p text:style-name="P71"><text:span text:style-name="Source_20_Text"><text:span text:style-name="T4">p_min = 75.0 <text:s text:c="6"/>// €/MWh</text:span></text:span></text:p>
      <text:p text:style-name="P72"><text:span text:style-name="Source_20_Text"><text:span text:style-name="T4">p_max = 274.1 <text:s text:c="5"/>// €/MWh</text:span></text:span></text:p>
      <text:p text:style-name="P72"><text:span text:style-name="Source_20_Text"><text:span text:style-name="T4">R_min = 0.0 <text:s text:c="7"/>// % riduzione minima</text:span></text:span></text:p>
      <text:p text:style-name="P72"><text:span text:style-name="Source_20_Text"><text:span text:style-name="T4">R_max = 90.0 <text:s text:c="6"/>// % riduzione massima</text:span></text:span></text:p>
      <text:p text:style-name="P72"/>
      <text:p text:style-name="P72"><text:span text:style-name="Source_20_Text"><text:span text:style-name="T4">function calcola_riduzione_percentuale(price):</text:span></text:span></text:p>
      <text:p text:style-name="P72"/>
      <text:p text:style-name="P72"><text:span text:style-name="Source_20_Text"><text:span text:style-name="T4"><text:s text:c="4"/>if price &lt;= p_min:</text:span></text:span></text:p>
      <text:p text:style-name="P72"><text:span text:style-name="Source_20_Text"><text:span text:style-name="T4"><text:s text:c="8"/>riduzione = R_min <text:s text:c="9"/>// 0%</text:span></text:span></text:p>
      <text:p text:style-name="P72"><text:span text:style-name="Source_20_Text"><text:span text:style-name="T4"><text:s text:c="4"/></text:span></text:span></text:p>
      <text:p text:style-name="P72"><text:span text:style-name="Source_20_Text"><text:span text:style-name="T4"><text:s text:c="4"/>else if price &gt;= p_max:</text:span></text:span></text:p>
      <text:p text:style-name="P72"><text:span text:style-name="Source_20_Text"><text:span text:style-name="T4"><text:s text:c="8"/>riduzione = R_max <text:s text:c="9"/>// 90%</text:span></text:span></text:p>
      <text:p text:style-name="P72"><text:span text:style-name="Source_20_Text"><text:span text:style-name="T4"><text:s text:c="4"/></text:span></text:span></text:p>
      <text:p text:style-name="P72"><text:span text:style-name="Source_20_Text"><text:span text:style-name="T4"><text:s text:c="4"/>else:</text:span></text:span></text:p>
      <text:p text:style-name="P72"><text:span text:style-name="Source_20_Text"><text:span text:style-name="T4"><text:s text:c="8"/>// normalizzazione lineare del prezzo tra p_min e p_max</text:span></text:span></text:p>
      <text:p text:style-name="P72"><text:span text:style-name="Source_20_Text"><text:span text:style-name="T4"><text:s text:c="8"/>beta = (price - p_min) / (p_max - p_min) <text:s/>// beta va da 0 a 1</text:span></text:span></text:p>
      <text:p text:style-name="P72"><text:span text:style-name="Source_20_Text"><text:span text:style-name="T4"><text:s text:c="8"/></text:span></text:span></text:p>
      <text:p text:style-name="P72"><text:span text:style-name="Source_20_Text"><text:span text:style-name="T4"><text:s text:c="8"/>// riduzione lineare tra 0% e 90%</text:span></text:span></text:p>
      <text:p text:style-name="P72"><text:span text:style-name="Source_20_Text"><text:span text:style-name="T4"><text:s text:c="8"/>riduzione = R_min + beta * (R_max - R_min)</text:span></text:span></text:p>
      <text:p text:style-name="P72"/>
      <text:p text:style-name="P73"><text:span text:style-name="Source_20_Text"><text:span text:style-name="T4"><text:s text:c="4"/>return riduzione <text:s text:c="2"/>// in percentuale (%)</text:span></text:span></text:p>
      <text:h text:style-name="P70" text:outline-level="3">2.2. Calcolo del setpoint motore in % del massimo</text:h>
      <text:p text:style-name="P71"><text:span text:style-name="Source_20_Text"><text:span text:style-name="T4">function calcola_setpoint_motore(price):</text:span></text:span></text:p>
      <text:p text:style-name="P72"/>
      <text:p text:style-name="P72"><text:span text:style-name="Source_20_Text"><text:span text:style-name="T4"><text:s text:c="4"/>riduzione = calcola_riduzione_percentuale(price)</text:span></text:span></text:p>
      <text:p text:style-name="P72"/>
      <text:p text:style-name="P72"><text:span text:style-name="Source_20_Text"><text:span text:style-name="T4"><text:s text:c="4"/>// setpoint in percentuale rispetto al massimo</text:span></text:span></text:p>
      <text:p text:style-name="P72"><text:span text:style-name="Source_20_Text"><text:span text:style-name="T4"><text:s text:c="4"/>setpoint_percent = 100.0 - riduzione</text:span></text:span></text:p>
      <text:p text:style-name="P72"/>
      <text:p text:style-name="P73"><text:span text:style-name="Source_20_Text"><text:span text:style-name="T4"><text:s text:c="4"/>return setpoint_percent</text:span></text:span></text:p>
      <text:p text:style-name="P63">Se, ad esempio:</text:p>
      <text:list text:style-name="L37">
        <text:list-item>
          <text:p text:style-name="P83"><text:span text:style-name="Source_20_Text">price = 75</text:span> → <text:span text:style-name="Source_20_Text">riduzione = 0%</text:span>, <text:span text:style-name="Source_20_Text">setpoint = 100%</text:span> </text:p>
        </text:list-item>
        <text:list-item>
          <text:p text:style-name="P83"><text:span text:style-name="Source_20_Text">price = 274,1</text:span> → <text:span text:style-name="Source_20_Text">riduzione = 90%</text:span>, <text:span text:style-name="Source_20_Text">setpoint = 10%</text:span> </text:p>
        </text:list-item>
        <text:list-item>
          <text:p text:style-name="P84"><text:span text:style-name="Source_20_Text">price</text:span> a metà tra 75 e 274,1 → riduzione ≈ 45%, setpoint ≈ 55% </text:p>
        </text:list-item>
      </text:list>
      <text:p text:style-name="P66"/>
      <text:p text:style-name="P63"/>
      <text:p text:style-name="P85"/>
      <text:p text:style-name="P86">Qui implementiamo una versione <text:span text:style-name="Strong_20_Emphasis">non lineare</text:span> che:</text:p>
      <text:list text:style-name="L38">
        <text:list-item>
          <text:p text:style-name="P87">resta con: </text:p>
          <text:list>
            <text:list-item>
              <text:p text:style-name="P87">prezzo minimo = <text:span text:style-name="Strong_20_Emphasis">75 €/MWh</text:span> </text:p>
            </text:list-item>
            <text:list-item>
              <text:p text:style-name="P87">prezzo massimo = <text:span text:style-name="Strong_20_Emphasis">274,1 €/MWh</text:span> </text:p>
            </text:list-item>
            <text:list-item>
              <text:p text:style-name="P87">riduzione minima = <text:span text:style-name="Strong_20_Emphasis">0%</text:span> </text:p>
            </text:list-item>
            <text:list-item>
              <text:p text:style-name="P87">riduzione massima = <text:span text:style-name="Strong_20_Emphasis">90%</text:span> </text:p>
            </text:list-item>
          </text:list>
        </text:list-item>
        <text:list-item>
          <text:p text:style-name="P88">ma fa crescere la riduzione in modo <text:span text:style-name="Strong_20_Emphasis">più dolce sui prezzi medi</text:span> e <text:span text:style-name="Strong_20_Emphasis">più aggressivo sui prezzi alti</text:span>. </text:p>
        </text:list-item>
      </text:list>
      <text:p text:style-name="P63">Useremo una funzione di tipo <text:span text:style-name="Strong_20_Emphasis">potenza</text:span> (convessa), molto semplice da mettere in Excel e in codice.</text:p>
      <text:p text:style-name="P66"/>
      <text:h text:style-name="P79" text:outline-level="2">1. Idea della versione non lineare</text:h>
      <text:p text:style-name="P63">Passi logici:</text:p>
      <text:list text:style-name="L39">
        <text:list-item>
          <text:p text:style-name="P89"><text:span text:style-name="Strong_20_Emphasis">Normalizza</text:span> il prezzo nell’intervallo [0,1]: </text:p>
        </text:list-item>
      </text:list>
      <text:p text:style-name="P90">β = prezzo − p min ⁡ p max ⁡ − p min ⁡ β=pmax​−pmin​prezzo−pmin​​ </text:p>
      <text:list text:style-name="L40">
        <text:list-item>
          <text:p text:style-name="P91">“Pieghi” la curva con una potenza: </text:p>
        </text:list-item>
      </text:list>
      <text:p text:style-name="P90">β nl = β n βnl​=βn </text:p>
      <text:list text:style-name="L41">
        <text:list-item>
          <text:p text:style-name="P92">se <text:span text:style-name="Source_20_Text">n &gt; 1</text:span>, la curva è: </text:p>
          <text:list>
            <text:list-item>
              <text:p text:style-name="P92">lenta all’inizio (poco effetto per prezzi medi), </text:p>
            </text:list-item>
            <text:list-item>
              <text:p text:style-name="P93">molto rapida verso l’alto per prezzi alti. </text:p>
            </text:list-item>
          </text:list>
        </text:list-item>
      </text:list>
      <text:list text:style-name="L42">
        <text:list-item>
          <text:p text:style-name="P94">Usi <text:span text:style-name="Source_20_Text">β_nl</text:span> per scalare la riduzione tra 0% e 90%: </text:p>
        </text:list-item>
      </text:list>
      <text:p text:style-name="P90">Riduzione% = β nl ⋅ 90 Riduzione%=βnl​⋅90 </text:p>
      <text:p text:style-name="P63">con saturazione ai bordi (sotto p_min e sopra p_max).</text:p>
      <text:p text:style-name="P63">Un valore tipico: <text:span text:style-name="Strong_20_Emphasis">n = 2</text:span> (curva morbida ma non estrema).<text:line-break/>Se vuoi più aggressività sui prezzi alti, puoi provare <text:span text:style-name="Strong_20_Emphasis">n = 3</text:span>.</text:p>
      <text:p text:style-name="P66"/>
      <text:h text:style-name="P79" text:outline-level="2">2. Formula Excel non lineare (con n = 2)</text:h>
      <text:p text:style-name="P63">Supponiamo sempre:</text:p>
      <text:list text:style-name="L43">
        <text:list-item>
          <text:p text:style-name="P95"><text:span text:style-name="Strong_20_Emphasis">B2</text:span> = prezzo corrente (€/MWh). </text:p>
        </text:list-item>
      </text:list>
      <text:p text:style-name="P63">Parametro non linearità: <text:span text:style-name="Source_20_Text">n = 2</text:span> (puoi cambiarlo).</text:p>
      <text:h text:style-name="P70" text:outline-level="3">2.1. Riduzione% non lineare (0–90%)</text:h>
      <text:p text:style-name="P71"><text:span text:style-name="Source_20_Text"><text:span text:style-name="T4">=IF(B2 &lt;= 75;</text:span></text:span></text:p>
      <text:p text:style-name="P72"><text:span text:style-name="Source_20_Text"><text:span text:style-name="T4"><text:s text:c="5"/>0;</text:span></text:span></text:p>
      <text:p text:style-name="P72"><text:span text:style-name="Source_20_Text"><text:span text:style-name="T4"><text:s text:c="5"/>IF(B2 &gt;= 274,1;</text:span></text:span></text:p>
      <text:p text:style-name="P72"><text:span text:style-name="Source_20_Text"><text:span text:style-name="T4"><text:s text:c="8"/>90;</text:span></text:span></text:p>
      <text:p text:style-name="P72"><text:soft-page-break/><text:span text:style-name="Source_20_Text"><text:span text:style-name="T4"><text:s text:c="8"/>POWER( (B2 - 75) / (274,1 - 75) ; 2 ) * 90</text:span></text:span></text:p>
      <text:p text:style-name="P72"><text:span text:style-name="Source_20_Text"><text:span text:style-name="T4"><text:s text:c="5"/>)</text:span></text:span></text:p>
      <text:p text:style-name="P73"><text:span text:style-name="Source_20_Text"><text:span text:style-name="T4"><text:s text:c="2"/>)</text:span></text:span></text:p>
      <text:p text:style-name="P63">Spiegazione:</text:p>
      <text:list text:style-name="L44">
        <text:list-item>
          <text:p text:style-name="P96"><text:span text:style-name="Source_20_Text">((B2 - 75) / (274,1 - 75))</text:span> → <text:span text:style-name="Source_20_Text">β</text:span> lineare ∈ (0,1) </text:p>
        </text:list-item>
        <text:list-item>
          <text:p text:style-name="P96"><text:span text:style-name="Source_20_Text">POWER(β; 2)</text:span> → <text:span text:style-name="Source_20_Text">β² = β_nl</text:span> (non lineare) </text:p>
        </text:list-item>
        <text:list-item>
          <text:p text:style-name="P97"><text:span text:style-name="Source_20_Text">β² * 90</text:span> → riduzione in percentuale tra 0 e 90% </text:p>
        </text:list-item>
      </text:list>
      <text:p text:style-name="P63">Comportamento qualitativo:</text:p>
      <text:list text:style-name="L45">
        <text:list-item>
          <text:p text:style-name="P98">vicino a 75 € → riduzione molto piccola (curva piatta) </text:p>
        </text:list-item>
        <text:list-item>
          <text:p text:style-name="P98">a metà tra 75 e 274,1 → riduzione <text:span text:style-name="Strong_20_Emphasis">minore</text:span> rispetto al caso lineare </text:p>
        </text:list-item>
        <text:list-item>
          <text:p text:style-name="P99">vicino a 274,1 € → riduzione che sale rapidamente verso il 90% </text:p>
        </text:list-item>
      </text:list>
      <text:h text:style-name="P70" text:outline-level="3">2.2. Setpoint motore% (non lineare)</text:h>
      <text:p text:style-name="P63">Se vuoi direttamente il <text:span text:style-name="Strong_20_Emphasis">setpoint del motore</text:span> in % del massimo:</text:p>
      <text:p text:style-name="P71"><text:span text:style-name="Source_20_Text"><text:span text:style-name="T4">=100 - </text:span></text:span></text:p>
      <text:p text:style-name="P72"><text:span text:style-name="Source_20_Text"><text:span text:style-name="T4"><text:s/>IF(B2 &lt;= 75;</text:span></text:span></text:p>
      <text:p text:style-name="P72"><text:span text:style-name="Source_20_Text"><text:span text:style-name="T4"><text:s text:c="5"/>0;</text:span></text:span></text:p>
      <text:p text:style-name="P72"><text:span text:style-name="Source_20_Text"><text:span text:style-name="T4"><text:s text:c="5"/>IF(B2 &gt;= 274,1;</text:span></text:span></text:p>
      <text:p text:style-name="P72"><text:span text:style-name="Source_20_Text"><text:span text:style-name="T4"><text:s text:c="8"/>90;</text:span></text:span></text:p>
      <text:p text:style-name="P72"><text:span text:style-name="Source_20_Text"><text:span text:style-name="T4"><text:s text:c="8"/>POWER( (B2 - 75) / (274,1 - 75) ; 2 ) * 90</text:span></text:span></text:p>
      <text:p text:style-name="P72"><text:span text:style-name="Source_20_Text"><text:span text:style-name="T4"><text:s text:c="5"/>)</text:span></text:span></text:p>
      <text:p text:style-name="P73"><text:span text:style-name="Source_20_Text"><text:span text:style-name="T4"><text:s text:c="2"/>)</text:span></text:span></text:p>
      <text:p text:style-name="P63">oppure, se in <text:span text:style-name="Source_20_Text">C2</text:span> hai già la riduzione%:</text:p>
      <text:p text:style-name="P76"><text:span text:style-name="Source_20_Text"><text:span text:style-name="T4">=100 - C2</text:span></text:span></text:p>
      <text:p text:style-name="P66"/>
      <text:h text:style-name="P79" text:outline-level="2">3. Variante Excel con esponente personalizzabile (n come parametro)</text:h>
      <text:p text:style-name="P63">Se vuoi poter cambiare facilmente il grado di non linearità, puoi mettere <text:span text:style-name="Source_20_Text">n</text:span> in una cella, per esempio:</text:p>
      <text:list text:style-name="L46">
        <text:list-item>
          <text:p text:style-name="P100"><text:span text:style-name="Source_20_Text">F1</text:span> = 2 (esponente n) </text:p>
        </text:list-item>
      </text:list>
      <text:p text:style-name="P63">Allora la formula diventa:</text:p>
      <text:p text:style-name="P71"><text:span text:style-name="Source_20_Text"><text:span text:style-name="T4">=IF(B2 &lt;= 75;</text:span></text:span></text:p>
      <text:p text:style-name="P72"><text:span text:style-name="Source_20_Text"><text:span text:style-name="T4"><text:s text:c="5"/>0;</text:span></text:span></text:p>
      <text:p text:style-name="P72"><text:span text:style-name="Source_20_Text"><text:span text:style-name="T4"><text:s text:c="5"/>IF(B2 &gt;= 274,1;</text:span></text:span></text:p>
      <text:p text:style-name="P72"><text:span text:style-name="Source_20_Text"><text:span text:style-name="T4"><text:s text:c="8"/>90;</text:span></text:span></text:p>
      <text:p text:style-name="P72"><text:span text:style-name="Source_20_Text"><text:span text:style-name="T4"><text:s text:c="8"/>POWER( (B2 - 75) / (274,1 - 75) ; $F$1 ) * 90</text:span></text:span></text:p>
      <text:p text:style-name="P72"><text:span text:style-name="Source_20_Text"><text:span text:style-name="T4"><text:s text:c="5"/>)</text:span></text:span></text:p>
      <text:p text:style-name="P73"><text:span text:style-name="Source_20_Text"><text:span text:style-name="T4"><text:s text:c="2"/>)</text:span></text:span></text:p>
      <text:list text:style-name="L47">
        <text:list-item>
          <text:p text:style-name="P101"><text:span text:style-name="Source_20_Text">F1 = 1</text:span> → comportamento <text:span text:style-name="Strong_20_Emphasis">lineare</text:span> </text:p>
        </text:list-item>
        <text:list-item>
          <text:p text:style-name="P101"><text:span text:style-name="Source_20_Text">F1 = 2</text:span> → curva <text:span text:style-name="Strong_20_Emphasis">moderatamente non lineare</text:span> </text:p>
        </text:list-item>
        <text:list-item>
          <text:p text:style-name="P102"><text:span text:style-name="Source_20_Text">F1 = 3</text:span> → ancora più “aggressiva” sui prezzi alti </text:p>
        </text:list-item>
      </text:list>
      <text:p text:style-name="P66"><text:soft-page-break/></text:p>
      <text:h text:style-name="P79" text:outline-level="2">4. Pseudo‑codice versione non lineare</text:h>
      <text:p text:style-name="P63">Parametri:</text:p>
      <text:p text:style-name="P71"><text:span text:style-name="Source_20_Text"><text:span text:style-name="T4">p_min = 75.0 <text:s text:c="9"/>// €/MWh</text:span></text:span></text:p>
      <text:p text:style-name="P72"><text:span text:style-name="Source_20_Text"><text:span text:style-name="T4">p_max = 274.1 <text:s text:c="8"/>// €/MWh</text:span></text:span></text:p>
      <text:p text:style-name="P72"><text:span text:style-name="Source_20_Text"><text:span text:style-name="T4">R_min = 0.0 <text:s text:c="10"/>// % riduzione minima</text:span></text:span></text:p>
      <text:p text:style-name="P72"><text:span text:style-name="Source_20_Text"><text:span text:style-name="T4">R_max = 90.0 <text:s text:c="9"/>// % riduzione massima</text:span></text:span></text:p>
      <text:p text:style-name="P73"><text:span text:style-name="Source_20_Text"><text:span text:style-name="T4">n <text:s text:c="3"/>= 2.0 <text:s text:c="11"/>// esponente per la non linearità (puoi cambiare)</text:span></text:span></text:p>
      <text:h text:style-name="P70" text:outline-level="3">4.1. Riduzione% non lineare</text:h>
      <text:p text:style-name="P71"><text:span text:style-name="Source_20_Text"><text:span text:style-name="T4">function calcola_riduzione_percentuale_nonlineare(price):</text:span></text:span></text:p>
      <text:p text:style-name="P72"/>
      <text:p text:style-name="P72"><text:span text:style-name="Source_20_Text"><text:span text:style-name="T4"><text:s text:c="4"/>if price &lt;= p_min:</text:span></text:span></text:p>
      <text:p text:style-name="P72"><text:span text:style-name="Source_20_Text"><text:span text:style-name="T4"><text:s text:c="8"/>riduzione = R_min <text:s text:c="9"/>// 0%</text:span></text:span></text:p>
      <text:p text:style-name="P72"/>
      <text:p text:style-name="P72"><text:span text:style-name="Source_20_Text"><text:span text:style-name="T4"><text:s text:c="4"/>else if price &gt;= p_max:</text:span></text:span></text:p>
      <text:p text:style-name="P72"><text:span text:style-name="Source_20_Text"><text:span text:style-name="T4"><text:s text:c="8"/>riduzione = R_max <text:s text:c="9"/>// 90%</text:span></text:span></text:p>
      <text:p text:style-name="P72"/>
      <text:p text:style-name="P72"><text:span text:style-name="Source_20_Text"><text:span text:style-name="T4"><text:s text:c="4"/>else:</text:span></text:span></text:p>
      <text:p text:style-name="P72"><text:span text:style-name="Source_20_Text"><text:span text:style-name="T4"><text:s text:c="8"/>// 1) normalizzazione lineare del prezzo tra p_min e p_max</text:span></text:span></text:p>
      <text:p text:style-name="P72"><text:span text:style-name="Source_20_Text"><text:span text:style-name="T4"><text:s text:c="8"/>beta = (price - p_min) / (p_max - p_min) <text:s text:c="2"/>// beta in (0,1)</text:span></text:span></text:p>
      <text:p text:style-name="P72"/>
      <text:p text:style-name="P72"><text:span text:style-name="Source_20_Text"><text:span text:style-name="T4"><text:s text:c="8"/>// 2) applica la non linearità (curva convessa)</text:span></text:span></text:p>
      <text:p text:style-name="P72"><text:span text:style-name="Source_20_Text"><text:span text:style-name="T4"><text:s text:c="8"/>beta_nl = beta ^ n <text:s text:c="6"/>// n &gt; 1 → curva lenta per prezzi medi</text:span></text:span></text:p>
      <text:p text:style-name="P72"/>
      <text:p text:style-name="P72"><text:span text:style-name="Source_20_Text"><text:span text:style-name="T4"><text:s text:c="8"/>// 3) scala tra R_min e R_max</text:span></text:span></text:p>
      <text:p text:style-name="P72"><text:span text:style-name="Source_20_Text"><text:span text:style-name="T4"><text:s text:c="8"/>riduzione = R_min + beta_nl * (R_max - R_min)</text:span></text:span></text:p>
      <text:p text:style-name="P72"/>
      <text:p text:style-name="P73"><text:span text:style-name="Source_20_Text"><text:span text:style-name="T4"><text:s text:c="4"/>return riduzione <text:s text:c="2"/>// in percentuale (%)</text:span></text:span></text:p>
      <text:h text:style-name="P70" text:outline-level="3">4.2. Setpoint motore% non lineare</text:h>
      <text:p text:style-name="P71"><text:span text:style-name="Source_20_Text"><text:span text:style-name="T4">function calcola_setpoint_motore_nonlineare(price):</text:span></text:span></text:p>
      <text:p text:style-name="P72"/>
      <text:p text:style-name="P72"><text:span text:style-name="Source_20_Text"><text:span text:style-name="T4"><text:s text:c="4"/>riduzione = calcola_riduzione_percentuale_nonlineare(price)</text:span></text:span></text:p>
      <text:p text:style-name="P72"/>
      <text:p text:style-name="P72"><text:span text:style-name="Source_20_Text"><text:span text:style-name="T4"><text:s text:c="4"/>// setpoint in percentuale rispetto al massimo del motore</text:span></text:span></text:p>
      <text:p text:style-name="P72"><text:span text:style-name="Source_20_Text"><text:span text:style-name="T4"><text:s text:c="4"/>setpoint_percent = 100.0 - riduzione</text:span></text:span></text:p>
      <text:p text:style-name="P72"/>
      <text:p text:style-name="P73"><text:span text:style-name="Source_20_Text"><text:span text:style-name="T4"><text:s text:c="4"/>return setpoint_percent</text:span></text:span></text:p>
      <text:p text:style-name="P66"/>
      <text:h text:style-name="P79" text:outline-level="2">5. Suggerimenti pratici</text:h>
      <text:list text:style-name="L48">
        <text:list-item>
          <text:p text:style-name="P103">Parti con <text:span text:style-name="Strong_20_Emphasis">n = 2</text:span>: è un buon compromesso tra semplicità e comportamento “intelligente”. </text:p>
        </text:list-item>
        <text:list-item>
          <text:p text:style-name="P103">Se vedi che il motore riduce troppo poco agli alti prezzi: </text:p>
          <text:list>
            <text:list-item>
              <text:p text:style-name="P103">aumenta <text:span text:style-name="Source_20_Text">n</text:span> (es. 2,5 o 3). </text:p>
            </text:list-item>
          </text:list>
        </text:list-item>
        <text:list-item>
          <text:p text:style-name="P103">Se vedi che è troppo “aggressivo” già a prezzi medi: </text:p>
          <text:list>
            <text:list-item>
              <text:p text:style-name="P104">riduci <text:span text:style-name="Source_20_Text">n</text:span> (es. 1,5). </text:p>
            </text:list-item>
          </text:list>
        </text:list-item>
      </text:list>
      <text:p text:style-name="P67"/>
      <text:p text:style-name="P105">Appendice:<text:line-break/><text:line-break/>Procedura selezionata:</text:p>
      <text:p text:style-name="P106"><text:line-break/></text:p>
      <text:list text:style-name="L49">
        <text:list-item>
          <text:p text:style-name="P107"><text:span text:style-name="Strong_20_Emphasis">Non voglio fissare a mano p_min e p_max.</text:span><text:line-break/>Voglio che siano “automaticamente” adattati ai prezzi reali del periodo →<text:line-break/>quindi uso i <text:span text:style-name="Strong_20_Emphasis">quantili</text:span> per definire:</text:p>
          <text:list>
            <text:list-item>
              <text:p text:style-name="P108"><text:span text:style-name="Source_20_Text">p_low</text:span> = prezzo “basso tipico” (es. 20° percentile) </text:p>
            </text:list-item>
            <text:list-item>
              <text:p text:style-name="P108"><text:span text:style-name="Source_20_Text">p_high</text:span> = prezzo “alto tipico” (es. 80° percentile) </text:p>
            </text:list-item>
          </text:list>
        </text:list-item>
        <text:list-item>
          <text:p text:style-name="P109"><text:span text:style-name="Strong_20_Emphasis">Non voglio una risposta semplicemente lineare.</text:span><text:line-break/>Voglio che la riduzione sia <text:span text:style-name="Strong_20_Emphasis">più dolce sui prezzi medi</text:span> e <text:span text:style-name="Strong_20_Emphasis">più forte solo sui prezzi davvero alti</text:span> →<text:line-break/>quindi applico l’<text:span text:style-name="Strong_20_Emphasis">approccio non lineare</text:span> (es. elevare a potenza <text:span text:style-name="Source_20_Text">n &gt; 1</text:span>).</text:p>
        </text:list-item>
      </text:list>
      <text:p text:style-name="Text_20_body">Questo <text:span text:style-name="T6">m</text:span>i dà un algoritmo:</text:p>
      <text:list text:style-name="L50">
        <text:list-item>
          <text:p text:style-name="P110"><text:span text:style-name="Strong_20_Emphasis">adattivo</text:span> (si adatta ai dati di prezzo di ogni periodo), </text:p>
        </text:list-item>
        <text:list-item>
          <text:p text:style-name="P110"><text:span text:style-name="Strong_20_Emphasis">robusto</text:span> (non dipende dai min/max estremi, ma dalla distribuzione reale dei prezzi), </text:p>
        </text:list-item>
        <text:list-item>
          <text:p text:style-name="P111"><text:span text:style-name="Strong_20_Emphasis">morbido e controllabile</text:span> (tramite l’esponente <text:span text:style-name="Source_20_Text">n</text:span> e la riduzione massima). </text:p>
        </text:list-item>
      </text:list>
      <text:p text:style-name="Text_20_body">Perfetto per un’applicazione reale.</text:p>
      <text:p text:style-name="P2"/>
      <text:h text:style-name="P112" text:outline-level="2"/>
      <text:h text:style-name="P113" text:outline-level="2">Struttura del metodo che st<text:span text:style-name="T6">ò</text:span> scegliendo</text:h>
      <text:p text:style-name="Text_20_body">Per chiarezza, riassumo il combinato “quantili + non lineare” in 4 step logici:</text:p>
      <text:list text:style-name="L51">
        <text:list-item>
          <text:p text:style-name="P114"><text:span text:style-name="Strong_20_Emphasis">Calcolo dei quantili sui prezzi storici / del periodo</text:span></text:p>
          <text:list>
            <text:list-item>
              <text:p text:style-name="P115"><text:span text:style-name="Source_20_Text">p_low</text:span> = quantile basso (es. 20° percentile → 0,2) </text:p>
            </text:list-item>
            <text:list-item>
              <text:p text:style-name="P115"><text:span text:style-name="Source_20_Text">p_high</text:span> = quantile alto (es. 80° percentile → 0,8) </text:p>
            </text:list-item>
          </text:list>
        </text:list-item>
        <text:list-item>
          <text:p text:style-name="P114"><text:span text:style-name="Strong_20_Emphasis">Normalizzazione del prezzo sull’intervallo [0,1]</text:span></text:p>
        </text:list-item>
      </text:list>
      <text:p text:style-name="P6">β ( t ) = { 0 p ( t ) ≤ p low p ( t ) − p low p high − p low p low &lt; p ( t ) &lt; p high 1 p ( t ) ≥ p high β(t)=⎩ ⎨ ⎧​0phigh​−plow​p(t)−plow​​1​p(t)≤plow​plow​&lt;p(t)&lt;phigh​p(t)≥phigh​​ </text:p>
      <text:list text:style-name="L52">
        <text:list-item>
          <text:p text:style-name="P116"><text:span text:style-name="Strong_20_Emphasis">Curva non lineare (esponente n)</text:span> </text:p>
        </text:list-item>
      </text:list>
      <text:p text:style-name="P6">β nl ( t ) = ( β ( t ) ) n con  n &gt; 1 βnl​(t)=(β(t))ncon n&gt;1 </text:p>
      <text:list text:style-name="L53">
        <text:list-item>
          <text:p text:style-name="P117"><text:span text:style-name="Strong_20_Emphasis">Riduzione% e setpoint motore</text:span> </text:p>
        </text:list-item>
      </text:list>
      <text:p text:style-name="Text_20_body">Se <text:span text:style-name="Source_20_Text">R_max</text:span> è la riduzione massima (es. 90%):</text:p>
      <text:p text:style-name="P118">Riduzione% ( t ) = β nl ( t ) ⋅ R max ⁡ Riduzione%(t)=βnl​(t)⋅Rmax​ Setpoint_motore% ( t ) = 100 % − Riduzione% ( t ) Setpoint_motore%(t)=100%−Riduzione%(t) </text:p>
      <text:p text:style-name="P2"/>
      <text:h text:style-name="P119" text:outline-level="2">Riassumendo</text:h>
      <text:list text:style-name="L54">
        <text:list-item>
          <text:p text:style-name="P120">I prezzi dell’energia non vengono confrontati con una soglia fissa, ma con due valori dinamici (<text:span text:style-name="Source_20_Text">p_low</text:span>, <text:span text:style-name="Source_20_Text">p_high</text:span>) determinati dai quantili (ad esempio 20° e 80° percentile) della serie prezzi ENTSO‑E del periodo considerato. </text:p>
        </text:list-item>
        <text:list-item>
          <text:p text:style-name="P120">In questo modo, la logica di controllo si adatta automaticamente al contesto di mercato (prezzi più o meno alti rispetto alla loro distribuzione tipica). </text:p>
        </text:list-item>
        <text:list-item>
          <text:p text:style-name="P120">Tra <text:span text:style-name="Source_20_Text">p_low</text:span> e <text:span text:style-name="Source_20_Text">p_high</text:span> il prezzo viene normalizzato in un indice [0,1], che rappresenta “quanto il prezzo è alto” rispetto alla fascia tipica. </text:p>
        </text:list-item>
        <text:list-item>
          <text:p text:style-name="P120">L’indice normalizzato viene poi trasformato tramite una funzione non lineare (esponente &gt; 1), che rende la riduzione di potenza contenuta nelle fasce di prezzo medio, ma molto più incisiva quando il prezzo entra nella fascia alta. </text:p>
        </text:list-item>
        <text:list-item>
          <text:p text:style-name="P121">Il risultato finale è una riduzione percentuale tra 0% e una riduzione massima configurabile (es. 90%), che viene sottratta al 100% per ottenere il setpoint effettivo del motore. </text:p>
        </text:list-item>
      </text:list>
      <text:p text:style-name="Text_20_body"/>
      <text:p text:style-name="P122">Per la definizione della strategia di modulazione della potenza del motore in funzione del costo dell’energia si è adottato un approccio combinato basato su <text:span text:style-name="Strong_20_Emphasis">quantili di prezzo</text:span> e <text:span text:style-name="Strong_20_Emphasis">funzione non lineare</text:span>.<text:line-break/>In primo luogo, i prezzi orari dell’energia vengono analizzati sul periodo di riferimento per individuare due soglie dinamiche: il 20° percentile (<text:span text:style-name="Source_20_Text">p_low</text:span>), che rappresenta una fascia di prezzo “bassa tipica”, e l’80° percentile (<text:span text:style-name="Source_20_Text">p_high</text:span>), che rappresenta una fascia di prezzo “alta tipica”. I prezzi inferiori a <text:span text:style-name="Source_20_Text">p_low</text:span> non generano riduzione (0%), mentre i prezzi superiori a <text:span text:style-name="Source_20_Text">p_high</text:span> portano alla riduzione massima configurata (90%).<text:line-break/>Per i prezzi compresi tra <text:span text:style-name="Source_20_Text">p_low</text:span> e <text:span text:style-name="Source_20_Text">p_high</text:span>, si calcola un indice normalizzato tra 0 e 1 e lo si trasforma tramite una funzione non lineare (potenza con esponente n = 2). Questo consente di ottenere una riduzione contenuta per prezzi medi e più aggressiva solo quando il prezzo dell’energia si avvicina alla fascia alta. Il risultato finale è una <text:span text:style-name="Strong_20_Emphasis">riduzione percentuale variabile tra 0% e 90%</text:span>, da cui si ricava il <text:span text:style-name="Strong_20_Emphasis">setpoint del motore</text:span> in percentuale del massimo (100% – Riduzione%).<text:line-break/><text:line-break/><text:span text:style-name="T6">A</text:span>llora usiamo:</text:p>
      <text:list text:style-name="L55">
        <text:list-item>
          <text:p text:style-name="P123"><text:span text:style-name="Source_20_Text">p_low</text:span> = 20° percentile dei prezzi </text:p>
        </text:list-item>
        <text:list-item>
          <text:p text:style-name="P123"><text:span text:style-name="Source_20_Text">p_high</text:span> = 80° percentile dei prezzi </text:p>
        </text:list-item>
        <text:list-item>
          <text:p text:style-name="P123"><text:span text:style-name="Source_20_Text">R_max</text:span> = 90% (riduzione massima) </text:p>
        </text:list-item>
        <text:list-item>
          <text:p text:style-name="P124"><text:span text:style-name="Source_20_Text">n</text:span> = 2 (non linearità moderata) </text:p>
        </text:list-item>
      </text:list>
      <text:p text:style-name="Text_20_body"/>
      <text:p text:style-name="P27"/>
      <text:h text:style-name="P112" text:outline-level="2">1. Formule Excel complete (quantili + non lineare)</text:h>
      <text:h text:style-name="P3" text:outline-level="3">1.1. Dati di base</text:h>
      <text:p text:style-name="Text_20_body">Supponiamo:</text:p>
      <text:list text:style-name="L56">
        <text:list-item>
          <text:p text:style-name="P125">Colonna <text:span text:style-name="Strong_20_Emphasis">B</text:span> = prezzi orari dell’energia, da <text:span text:style-name="Source_20_Text">B2</text:span> a <text:span text:style-name="Source_20_Text">B8737</text:span> (un anno).<text:line-break/>(Adatta l’intervallo all’effettivo numero di righe che hai.) </text:p>
        </text:list-item>
      </text:list>
      <text:h text:style-name="P3" text:outline-level="3">1.2. Calcolo dei quantili (20° e 80° percentile)</text:h>
      <text:p text:style-name="Text_20_body">In una zona separata del foglio, ad esempio:</text:p>
      <text:list text:style-name="L57">
        <text:list-item>
          <text:p text:style-name="P126">in <text:span text:style-name="Strong_20_Emphasis">F1</text:span> calcoliamo <text:span text:style-name="Source_20_Text">p_low</text:span> = 20° percentile: </text:p>
        </text:list-item>
      </text:list>
      <text:p text:style-name="P127"><text:span text:style-name="Source_20_Text"><text:span text:style-name="T4">=QUANTILE.INC($B$2:$B$8737; 0,2)</text:span></text:span></text:p>
      <text:p text:style-name="Text_20_body">(<text:span text:style-name="T6">in</text:span> Excel in inglese: <text:span text:style-name="Source_20_Text">=PERCENTILE.INC($B$2:$B$8737, 0.2)</text:span>)</text:p>
      <text:list text:style-name="L58">
        <text:list-item>
          <text:p text:style-name="P128">in <text:span text:style-name="Strong_20_Emphasis">F2</text:span> calcoliamo <text:span text:style-name="Source_20_Text">p_high</text:span> = 80° percentile: </text:p>
        </text:list-item>
      </text:list>
      <text:p text:style-name="P127"><text:span text:style-name="Source_20_Text"><text:span text:style-name="T4">=QUANTILE.INC($B$2:$B$8737; 0,8)</text:span></text:span></text:p>
      <text:p text:style-name="Text_20_body">(in inglese: <text:span text:style-name="Source_20_Text">=PERCENTILE.INC($B$2:$B$8737, 0.8)</text:span>)</text:p>
      <text:list text:style-name="L59">
        <text:list-item>
          <text:p text:style-name="P129">in <text:span text:style-name="Strong_20_Emphasis">F3</text:span> mettiamo l’esponente <text:span text:style-name="Source_20_Text">n</text:span> (non linearità): </text:p>
        </text:list-item>
      </text:list>
      <text:p text:style-name="P127"><text:span text:style-name="Source_20_Text"><text:span text:style-name="T4">2</text:span></text:span></text:p>
      <text:list text:style-name="L60">
        <text:list-item>
          <text:p text:style-name="P130">in <text:span text:style-name="Strong_20_Emphasis">F4</text:span> mettiamo la riduzione massima <text:span text:style-name="Source_20_Text">R_max</text:span>: </text:p>
        </text:list-item>
      </text:list>
      <text:p text:style-name="P127"><text:span text:style-name="Source_20_Text"><text:span text:style-name="T4">90</text:span></text:span></text:p>
      <text:p text:style-name="Text_20_body">Riassunto celle: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Table_20_Heading">Cella</text:p>
            </table:table-cell>
            <table:table-cell table:style-name="Tabella1.A1" office:value-type="string">
              <text:p text:style-name="Table_20_Heading">Significato</text:p>
            </table:table-cell>
            <table:table-cell table:style-name="Tabella1.A1" office:value-type="string">
              <text:p text:style-name="Table_20_Heading">Contenuto</text:p>
            </table:table-cell>
          </table:table-row>
        </table:table-header-rows>
        <table:table-row>
          <table:table-cell table:style-name="Tabella1.A1" office:value-type="string">
            <text:p text:style-name="Table_20_Contents">F1</text:p>
          </table:table-cell>
          <table:table-cell table:style-name="Tabella1.A1" office:value-type="string">
            <text:p text:style-name="Table_20_Contents">p_low (20° perc.)</text:p>
          </table:table-cell>
          <table:table-cell table:style-name="Tabella1.A1" office:value-type="string">
            <text:p text:style-name="P131"><text:span text:style-name="Source_20_Text">=</text:span><text:span text:style-name="Source_20_Text">PERCENTILE.INC</text:span><text:span text:style-name="Source_20_Text">($B$2:$B$8737;0,2)</text:span></text:p>
          </table:table-cell>
        </table:table-row>
        <table:table-row>
          <table:table-cell table:style-name="Tabella1.A1" office:value-type="string">
            <text:p text:style-name="Table_20_Contents">F2</text:p>
          </table:table-cell>
          <table:table-cell table:style-name="Tabella1.A1" office:value-type="string">
            <text:p text:style-name="Table_20_Contents">p_high (80° perc.)</text:p>
          </table:table-cell>
          <table:table-cell table:style-name="Tabella1.A1" office:value-type="string">
            <text:p text:style-name="P131"><text:span text:style-name="Source_20_Text">=</text:span><text:span text:style-name="Source_20_Text">PERCENTILE.INC</text:span><text:span text:style-name="Source_20_Text">($B$2:$B$8737;0,8)</text:span></text:p>
          </table:table-cell>
        </table:table-row>
        <table:table-row>
          <table:table-cell table:style-name="Tabella1.A1" office:value-type="string">
            <text:p text:style-name="Table_20_Contents">F3</text:p>
          </table:table-cell>
          <table:table-cell table:style-name="Tabella1.A1" office:value-type="string">
            <text:p text:style-name="Table_20_Contents">n (esponente)</text:p>
          </table:table-cell>
          <table:table-cell table:style-name="Tabella1.A1" office:value-type="string">
            <text:p text:style-name="Table_20_Contents"><text:span text:style-name="Source_20_Text">2</text:span></text:p>
          </table:table-cell>
        </table:table-row>
        <table:table-row>
          <table:table-cell table:style-name="Tabella1.A1" office:value-type="string">
            <text:p text:style-name="Table_20_Contents">F4</text:p>
          </table:table-cell>
          <table:table-cell table:style-name="Tabella1.A1" office:value-type="string">
            <text:p text:style-name="Table_20_Contents">R_max (%)</text:p>
          </table:table-cell>
          <table:table-cell table:style-name="Tabella1.A1" office:value-type="string">
            <text:p text:style-name="Table_20_Contents"><text:span text:style-name="Source_20_Text">90</text:span></text:p>
          </table:table-cell>
        </table:table-row>
      </table:table>
      <text:p text:style-name="Text_20_body"><text:span text:style-name="Emphasis"/></text:p>
      <text:p text:style-name="P2"/>
      <text:h text:style-name="P3" text:outline-level="3">1.3. Riduzione percentuale (0%–R_max) con quantili + non lineare</text:h>
      <text:p text:style-name="Text_20_body">Ora calcoliamo la <text:span text:style-name="Strong_20_Emphasis">Riduzione%</text:span> per ogni ora sulla base del prezzo in <text:span text:style-name="Source_20_Text">B2</text:span>.</text:p>
      <text:p text:style-name="Text_20_body">In <text:span text:style-name="Strong_20_Emphasis">C2</text:span>:</text:p>
      <text:p text:style-name="P127"><text:span text:style-name="Source_20_Text"><text:span text:style-name="T4">=LET(</text:span></text:span></text:p>
      <text:p text:style-name="P132"><text:span text:style-name="Source_20_Text"><text:span text:style-name="T4"><text:s text:c="4"/>prezzo; B2;</text:span></text:span></text:p>
      <text:p text:style-name="P132"><text:span text:style-name="Source_20_Text"><text:span text:style-name="T4"><text:s text:c="4"/>p_low; <text:s/>$F$1;</text:span></text:span></text:p>
      <text:p text:style-name="P132"><text:span text:style-name="Source_20_Text"><text:span text:style-name="T4"><text:s text:c="4"/>p_high; $F$2;</text:span></text:span></text:p>
      <text:p text:style-name="P132"><text:span text:style-name="Source_20_Text"><text:span text:style-name="T4"><text:s text:c="4"/>n; <text:s text:c="5"/>$F$3;</text:span></text:span></text:p>
      <text:p text:style-name="P132"><text:soft-page-break/><text:span text:style-name="Source_20_Text"><text:span text:style-name="T4"><text:s text:c="4"/>R_max; <text:s/>$F$4;</text:span></text:span></text:p>
      <text:p text:style-name="P132"><text:span text:style-name="Source_20_Text"><text:span text:style-name="T4"><text:s text:c="4"/></text:span></text:span></text:p>
      <text:p text:style-name="P132"><text:span text:style-name="Source_20_Text"><text:span text:style-name="T4"><text:s text:c="4"/>beta; IF(</text:span></text:span></text:p>
      <text:p text:style-name="P132"><text:span text:style-name="Source_20_Text"><text:span text:style-name="T4"><text:s text:c="13"/>prezzo &lt;= p_low;</text:span></text:span></text:p>
      <text:p text:style-name="P132"><text:span text:style-name="Source_20_Text"><text:span text:style-name="T4"><text:s text:c="13"/>0;</text:span></text:span></text:p>
      <text:p text:style-name="P132"><text:span text:style-name="Source_20_Text"><text:span text:style-name="T4"><text:s text:c="13"/>IF(</text:span></text:span></text:p>
      <text:p text:style-name="P132"><text:span text:style-name="Source_20_Text"><text:span text:style-name="T4"><text:s text:c="16"/>prezzo &gt;= p_high;</text:span></text:span></text:p>
      <text:p text:style-name="P132"><text:span text:style-name="Source_20_Text"><text:span text:style-name="T4"><text:s text:c="16"/>1;</text:span></text:span></text:p>
      <text:p text:style-name="P132"><text:span text:style-name="Source_20_Text"><text:span text:style-name="T4"><text:s text:c="16"/>(prezzo - p_low) / (p_high - p_low)</text:span></text:span></text:p>
      <text:p text:style-name="P132"><text:span text:style-name="Source_20_Text"><text:span text:style-name="T4"><text:s text:c="13"/>)</text:span></text:span></text:p>
      <text:p text:style-name="P132"><text:span text:style-name="Source_20_Text"><text:span text:style-name="T4"><text:s text:c="10"/>);</text:span></text:span></text:p>
      <text:p text:style-name="P132"><text:span text:style-name="Source_20_Text"><text:span text:style-name="T4"><text:s text:c="4"/></text:span></text:span></text:p>
      <text:p text:style-name="P132"><text:span text:style-name="Source_20_Text"><text:span text:style-name="T4"><text:s text:c="4"/>beta_nl; POWER(beta; n);</text:span></text:span></text:p>
      <text:p text:style-name="P132"><text:span text:style-name="Source_20_Text"><text:span text:style-name="T4"><text:s text:c="4"/></text:span></text:span></text:p>
      <text:p text:style-name="P132"><text:span text:style-name="Source_20_Text"><text:span text:style-name="T4"><text:s text:c="4"/>riduzione; beta_nl * R_max;</text:span></text:span></text:p>
      <text:p text:style-name="P132"><text:span text:style-name="Source_20_Text"><text:span text:style-name="T4"><text:s text:c="4"/></text:span></text:span></text:p>
      <text:p text:style-name="P132"><text:span text:style-name="Source_20_Text"><text:span text:style-name="T4"><text:s text:c="4"/>riduzione</text:span></text:span></text:p>
      <text:p text:style-name="P132"><text:span text:style-name="Source_20_Text"><text:span text:style-name="T4">)</text:span></text:span></text:p>
      <text:p text:style-name="Text_20_body">Se non <text:span text:style-name="T6">si dispone del</text:span>la funzione <text:span text:style-name="Source_20_Text">LET</text:span>, usa una versione “classica”:</text:p>
      <text:p text:style-name="P127"><text:span text:style-name="Source_20_Text"><text:span text:style-name="T4">=IF(B2 &lt;= $F$1;</text:span></text:span></text:p>
      <text:p text:style-name="P132"><text:span text:style-name="Source_20_Text"><text:span text:style-name="T4"><text:s text:c="5"/>0;</text:span></text:span></text:p>
      <text:p text:style-name="P132"><text:span text:style-name="Source_20_Text"><text:span text:style-name="T4"><text:s text:c="5"/>IF(B2 &gt;= $F$2;</text:span></text:span></text:p>
      <text:p text:style-name="P132"><text:span text:style-name="Source_20_Text"><text:span text:style-name="T4"><text:s text:c="8"/>$F$4;</text:span></text:span></text:p>
      <text:p text:style-name="P132"><text:span text:style-name="Source_20_Text"><text:span text:style-name="T4"><text:s text:c="8"/>POWER( (B2 - $F$1) / ($F$2 - $F$1) ; $F$3 ) * $F$4</text:span></text:span></text:p>
      <text:p text:style-name="P132"><text:span text:style-name="Source_20_Text"><text:span text:style-name="T4"><text:s text:c="5"/>)</text:span></text:span></text:p>
      <text:p text:style-name="P132"><text:span text:style-name="Source_20_Text"><text:span text:style-name="T4"><text:s text:c="2"/>)</text:span></text:span></text:p>
      <text:p text:style-name="Text_20_body">Questa formula fa:</text:p>
      <text:list text:style-name="L61">
        <text:list-item>
          <text:p text:style-name="P133">se <text:span text:style-name="Source_20_Text">prezzo ≤ p_low (F1)</text:span> → Riduzione% = 0 </text:p>
        </text:list-item>
        <text:list-item>
          <text:p text:style-name="P133">se <text:span text:style-name="Source_20_Text">prezzo ≥ p_high (F2)</text:span> → Riduzione% = R_max (F4 = 90) </text:p>
        </text:list-item>
        <text:list-item>
          <text:p text:style-name="P133">se prezzo intermedio → </text:p>
          <text:list>
            <text:list-item>
              <text:p text:style-name="P133">normalizza tra <text:span text:style-name="Source_20_Text">p_low</text:span> e <text:span text:style-name="Source_20_Text">p_high</text:span>, </text:p>
            </text:list-item>
            <text:list-item>
              <text:p text:style-name="P133">applica potenza <text:span text:style-name="Source_20_Text">n</text:span> (F3 = 2), </text:p>
            </text:list-item>
            <text:list-item>
              <text:p text:style-name="P134">scala tra 0 e <text:span text:style-name="Source_20_Text">R_max</text:span>. </text:p>
            </text:list-item>
          </text:list>
        </text:list-item>
      </text:list>
      <text:p text:style-name="Text_20_body">Copia<text:span text:style-name="T6">mo</text:span> la formula di <text:span text:style-name="Source_20_Text">C2</text:span> verso il basso per tutte le righe.</text:p>
      <text:p text:style-name="P2"/>
      <text:h text:style-name="P3" text:outline-level="3"><text:soft-page-break/>1.4. Setpoint motore in % del massimo (quantili + non lineare)</text:h>
      <text:p text:style-name="Text_20_body">Se vuoi anche il <text:span text:style-name="Strong_20_Emphasis">setpoint del motore</text:span> in % del massimo (100% – Riduzione%), in <text:span text:style-name="Strong_20_Emphasis">D2</text:span>:</text:p>
      <text:p text:style-name="P127"><text:span text:style-name="Source_20_Text"><text:span text:style-name="T4">=100 - C2</text:span></text:span></text:p>
      <text:p text:style-name="Text_20_body">e trascini verso il basso.</text:p>
      <text:p text:style-name="P2"/>
      <text:h text:style-name="P112" text:outline-level="2">2. Pseudo‑codice (quantili + non lineare)</text:h>
      <text:h text:style-name="P3" text:outline-level="3">2.1. Parametri</text:h>
      <text:p text:style-name="P127"><text:span text:style-name="Source_20_Text"><text:span text:style-name="T4">// Input: array di prezzi price[1..N]</text:span></text:span></text:p>
      <text:p text:style-name="P132"/>
      <text:p text:style-name="P132"><text:span text:style-name="Source_20_Text"><text:span text:style-name="T4">// Calcolo quantili sul periodo considerato (offline o a inizio giorno/mese)</text:span></text:span></text:p>
      <text:p text:style-name="P132"><text:span text:style-name="Source_20_Text"><text:span text:style-name="T4">p_low <text:s/>= quantile(price, 0.20) <text:s text:c="2"/>// 20° percentile</text:span></text:span></text:p>
      <text:p text:style-name="P132"><text:span text:style-name="Source_20_Text"><text:span text:style-name="T4">p_high = quantile(price, 0.80) <text:s text:c="2"/>// 80° percentile</text:span></text:span></text:p>
      <text:p text:style-name="P132"/>
      <text:p text:style-name="P132"><text:span text:style-name="Source_20_Text"><text:span text:style-name="T4">R_max = 90.0 <text:s text:c="4"/>// riduzione massima (%)</text:span></text:span></text:p>
      <text:p text:style-name="P132"><text:span text:style-name="Source_20_Text"><text:span text:style-name="T4">n <text:s text:c="4"/>= 2.0 <text:s text:c="5"/>// esponente per la non linearità</text:span></text:span></text:p>
      <text:h text:style-name="P3" text:outline-level="3">2.2. Funzione per la riduzione% oraria</text:h>
      <text:p text:style-name="P127"><text:span text:style-name="Source_20_Text"><text:span text:style-name="T4">function calcola_riduzione_percentuale(price_t):</text:span></text:span></text:p>
      <text:p text:style-name="P132"/>
      <text:p text:style-name="P132"><text:span text:style-name="Source_20_Text"><text:span text:style-name="T4"><text:s text:c="4"/>if price_t &lt;= p_low:</text:span></text:span></text:p>
      <text:p text:style-name="P132"><text:span text:style-name="Source_20_Text"><text:span text:style-name="T4"><text:s text:c="8"/>return 0.0 <text:s text:c="5"/>// Riduzione% = 0%</text:span></text:span></text:p>
      <text:p text:style-name="P132"/>
      <text:p text:style-name="P132"><text:span text:style-name="Source_20_Text"><text:span text:style-name="T4"><text:s text:c="4"/>else if price_t &gt;= p_high:</text:span></text:span></text:p>
      <text:p text:style-name="P132"><text:span text:style-name="Source_20_Text"><text:span text:style-name="T4"><text:s text:c="8"/>return R_max <text:s text:c="3"/>// Riduzione% = 90%</text:span></text:span></text:p>
      <text:p text:style-name="P132"/>
      <text:p text:style-name="P132"><text:span text:style-name="Source_20_Text"><text:span text:style-name="T4"><text:s text:c="4"/>else:</text:span></text:span></text:p>
      <text:p text:style-name="P132"><text:span text:style-name="Source_20_Text"><text:span text:style-name="T4"><text:s text:c="8"/>// 1. normalizzazione lineare tra p_low e p_high</text:span></text:span></text:p>
      <text:p text:style-name="P132"><text:span text:style-name="Source_20_Text"><text:span text:style-name="T4"><text:s text:c="8"/>beta = (price_t - p_low) / (p_high - p_low) <text:s text:c="4"/>// beta in (0,1)</text:span></text:span></text:p>
      <text:p text:style-name="P132"/>
      <text:p text:style-name="P132"><text:span text:style-name="Source_20_Text"><text:span text:style-name="T4"><text:s text:c="8"/>// 2. curva non lineare (esponente n)</text:span></text:span></text:p>
      <text:p text:style-name="P132"><text:span text:style-name="Source_20_Text"><text:span text:style-name="T4"><text:s text:c="8"/>beta_nl = beta ^ n</text:span></text:span></text:p>
      <text:p text:style-name="P132"/>
      <text:p text:style-name="P132"><text:span text:style-name="Source_20_Text"><text:span text:style-name="T4"><text:s text:c="8"/>// 3. scala tra 0% e R_max</text:span></text:span></text:p>
      <text:p text:style-name="P132"><text:span text:style-name="Source_20_Text"><text:span text:style-name="T4"><text:s text:c="8"/>riduzione = beta_nl * R_max</text:span></text:span></text:p>
      <text:p text:style-name="P132"/>
      <text:p text:style-name="P132"><text:span text:style-name="Source_20_Text"><text:span text:style-name="T4"><text:s text:c="8"/>return riduzione</text:span></text:span></text:p>
      <text:h text:style-name="P3" text:outline-level="3"><text:soft-page-break/>2.3. Funzione per il setpoint motore%</text:h>
      <text:p text:style-name="P127"><text:span text:style-name="Source_20_Text"><text:span text:style-name="T4">function calcola_setpoint_motore(price_t):</text:span></text:span></text:p>
      <text:p text:style-name="P132"/>
      <text:p text:style-name="P132"><text:span text:style-name="Source_20_Text"><text:span text:style-name="T4"><text:s text:c="4"/>riduzione = calcola_riduzione_percentuale(price_t)</text:span></text:span></text:p>
      <text:p text:style-name="P132"/>
      <text:p text:style-name="P132"><text:span text:style-name="Source_20_Text"><text:span text:style-name="T4"><text:s text:c="4"/>setpoint_percent = 100.0 - riduzione</text:span></text:span></text:p>
      <text:p text:style-name="P132"/>
      <text:p text:style-name="P132"><text:span text:style-name="Source_20_Text"><text:span text:style-name="T4"><text:s text:c="4"/>return setpoint_percent</text:span></text:span></text:p>
      <text:p text:style-name="P2"/>
      <text:h text:style-name="P11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8T10:34:16.282115600</meta:creation-date>
    <dc:date>2025-11-28T12:11:25.878122300</dc:date>
    <meta:editing-duration>PT15M40S</meta:editing-duration>
    <meta:editing-cycles>2</meta:editing-cycles>
    <meta:generator>LibreOffice/25.8.3.2$Windows_X86_64 LibreOffice_project/8ca8d55c161d602844f5428fa4b58097424e324e</meta:generator>
    <meta:document-statistic meta:table-count="1" meta:image-count="0" meta:object-count="0" meta:page-count="23" meta:paragraph-count="476" meta:word-count="4218" meta:character-count="25126" meta:non-whitespace-character-count="19990"/>
  </office:meta>
</office:document-meta>
</file>